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7mm"/>
    </style:style>
    <style:style style:name="co2" style:family="table-column">
      <style:table-column-properties fo:break-before="auto" style:column-width="32.01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25.93mm"/>
    </style:style>
    <style:style style:name="co6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NOT">
      <style:table-properties table:display="true" style:writing-mode="lr-tb"/>
    </style:style>
    <style:style style:name="ta2" style:family="table" style:master-page-name="PageStyle_5f_NOT2">
      <style:table-properties table:display="true" style:writing-mode="lr-tb"/>
    </style:style>
    <style:style style:name="ta3" style:family="table" style:master-page-name="PageStyle_5f_NOT3">
      <style:table-properties table:display="true" style:writing-mode="lr-tb"/>
    </style:style>
    <style:style style:name="ta4" style:family="table" style:master-page-name="PageStyle_5f_NOT_5f_100000">
      <style:table-properties table:display="true" style:writing-mode="lr-tb"/>
    </style:style>
    <style:style style:name="ta5" style:family="table" style:master-page-name="PageStyle_5f_NOT2_5f_100000">
      <style:table-properties table:display="true" style:writing-mode="lr-tb"/>
    </style:style>
    <style:style style:name="ta6" style:family="table" style:master-page-name="PageStyle_5f_NOT3_5f_100000">
      <style:table-properties table:display="true" style:writing-mode="lr-tb"/>
    </style:style>
    <style:style style:name="ta7" style:family="table" style:master-page-name="PageStyle_5f_AND">
      <style:table-properties table:display="true" style:writing-mode="lr-tb"/>
    </style:style>
    <style:style style:name="ta8" style:family="table" style:master-page-name="PageStyle_5f_AND2">
      <style:table-properties table:display="true" style:writing-mode="lr-tb"/>
    </style:style>
    <style:style style:name="ta9" style:family="table" style:master-page-name="PageStyle_5f_AND_5f_100000">
      <style:table-properties table:display="true" style:writing-mode="lr-tb"/>
    </style:style>
    <style:style style:name="ta10" style:family="table" style:master-page-name="PageStyle_5f_AND2_5f_10000">
      <style:table-properties table:display="true" style:writing-mode="lr-tb"/>
    </style:style>
    <style:style style:name="ta11" style:family="table" style:master-page-name="PageStyle_5f_OR">
      <style:table-properties table:display="true" style:writing-mode="lr-tb"/>
    </style:style>
    <style:style style:name="ta12" style:family="table" style:master-page-name="PageStyle_5f_OR2">
      <style:table-properties table:display="true" style:writing-mode="lr-tb"/>
    </style:style>
    <style:style style:name="ta13" style:family="table" style:master-page-name="PageStyle_5f_OR_5f_100000">
      <style:table-properties table:display="true" style:writing-mode="lr-tb"/>
    </style:style>
    <style:style style:name="ta14" style:family="table" style:master-page-name="PageStyle_5f_OR2_5f_100000">
      <style:table-properties table:display="true" style:writing-mode="lr-tb"/>
    </style:style>
    <style:style style:name="ta15" style:family="table" style:master-page-name="PageStyle_5f_Grafic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12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NOT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424928" calcext:value-type="float">
            <text:p>0,424928</text:p>
          </table:table-cell>
          <table:table-cell table:style-name="ce3" office:value-type="float" office:value="0.939776" calcext:value-type="float">
            <text:p>0,93977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850688" calcext:value-type="float">
            <text:p>0,850688</text:p>
          </table:table-cell>
          <table:table-cell table:style-name="ce3"/>
          <table:table-cell table:style-name="ce4" table:number-columns-spanned="2" table:number-rows-spanned="1"/>
          <table:covered-table-cell table:style-name="ce4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871136" calcext:value-type="float">
            <text:p>0,871136</text:p>
          </table:table-cell>
          <table:table-cell table:style-name="ce6"/>
          <table:table-cell table:style-name="ce5" office:value-type="string" calcext:value-type="string">
            <text:p>s.time</text:p>
          </table:table-cell>
          <table:table-cell table:style-name="ce5" office:value-type="string" calcext:value-type="string">
            <text:p>c.time</text:p>
          </table:table-cell>
          <table:table-cell office:value-type="string" calcext:value-type="string">
            <text:p>s.up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408" calcext:value-type="float">
            <text:p>0,001408</text:p>
          </table:table-cell>
          <table:table-cell table:style-name="ce3" office:value-type="float" office:value="0.852672" calcext:value-type="float">
            <text:p>0,852672</text:p>
          </table:table-cell>
          <table:table-cell table:style-name="ce5"/>
          <table:table-cell table:style-name="ce5" table:formula="of:=SUM([.C1:.C30])/30" office:value-type="float" office:value="0.0154432" calcext:value-type="float">
            <text:p>0,0154432</text:p>
          </table:table-cell>
          <table:table-cell table:style-name="ce5" table:formula="of:=SUM([.D1:.D30])/30" office:value-type="float" office:value="0.477384533333333" calcext:value-type="float">
            <text:p>0,4773845333</text:p>
          </table:table-cell>
          <table:table-cell table:formula="of:=[.F4]/[.G4]" office:value-type="float" office:value="0.0323496027241771" calcext:value-type="float">
            <text:p>0,0323496027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864896" calcext:value-type="float">
            <text:p>0,86489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877408" calcext:value-type="float">
            <text:p>0,87740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559296" calcext:value-type="float">
            <text:p>0,55929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44" calcext:value-type="float">
            <text:p>0,001344</text:p>
          </table:table-cell>
          <table:table-cell table:style-name="ce3" office:value-type="float" office:value="0.586048" calcext:value-type="float">
            <text:p>0,58604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558368" calcext:value-type="float">
            <text:p>0,55836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568768" calcext:value-type="float">
            <text:p>0,56876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554368" calcext:value-type="float">
            <text:p>0,55436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569376" calcext:value-type="float">
            <text:p>0,56937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553728" calcext:value-type="float">
            <text:p>0,55372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564928" calcext:value-type="float">
            <text:p>0,56492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44" calcext:value-type="float">
            <text:p>0,001344</text:p>
          </table:table-cell>
          <table:table-cell table:style-name="ce3" office:value-type="float" office:value="0.266304" calcext:value-type="float">
            <text:p>0,266304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472" calcext:value-type="float">
            <text:p>0,001472</text:p>
          </table:table-cell>
          <table:table-cell table:style-name="ce3" office:value-type="float" office:value="0.560032" calcext:value-type="float">
            <text:p>0,560032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44" calcext:value-type="float">
            <text:p>0,001344</text:p>
          </table:table-cell>
          <table:table-cell table:style-name="ce3" office:value-type="float" office:value="0.259648" calcext:value-type="float">
            <text:p>0,25964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76" calcext:value-type="float">
            <text:p>0,001376</text:p>
          </table:table-cell>
          <table:table-cell table:style-name="ce3" office:value-type="float" office:value="0.261856" calcext:value-type="float">
            <text:p>0,26185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253664" calcext:value-type="float">
            <text:p>0,253664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251936" calcext:value-type="float">
            <text:p>0,25193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76" calcext:value-type="float">
            <text:p>0,001376</text:p>
          </table:table-cell>
          <table:table-cell table:style-name="ce3" office:value-type="float" office:value="0.252736" calcext:value-type="float">
            <text:p>0,25273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472" calcext:value-type="float">
            <text:p>0,001472</text:p>
          </table:table-cell>
          <table:table-cell table:style-name="ce3" office:value-type="float" office:value="0.246016" calcext:value-type="float">
            <text:p>0,246016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250112" calcext:value-type="float">
            <text:p>0,250112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529408" calcext:value-type="float">
            <text:p>0,52940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4" office:value-type="float" office:value="0.24128" calcext:value-type="float" table:number-columns-spanned="4" table:number-rows-spanned="1">
            <text:p>0,24128</text:p>
          </table:table-cell>
          <table:covered-table-cell table:number-columns-repeated="3" table:style-name="ce4"/>
          <table:table-cell table:style-name="ce5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239904" calcext:value-type="float">
            <text:p>0,239904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3" office:value-type="float" office:value="0.236992" calcext:value-type="float">
            <text:p>0,236992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237344" calcext:value-type="float">
            <text:p>0,237344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28" calcext:value-type="float">
            <text:p>0,00128</text:p>
          </table:table-cell>
          <table:table-cell table:style-name="ce3" office:value-type="float" office:value="0.231328" calcext:value-type="float">
            <text:p>0,231328</text:p>
          </table:table-cell>
          <table:table-cell table:style-name="ce5"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float" office:value="0.001312" calcext:value-type="float">
            <text:p>0,001312</text:p>
          </table:table-cell>
          <table:table-cell table:style-name="ce4" office:value-type="float" office:value="0.23152" calcext:value-type="float" table:number-columns-spanned="5" table:number-rows-spanned="1">
            <text:p>0,23152</text:p>
          </table:table-cell>
          <table:covered-table-cell table:number-columns-repeated="4" table:style-name="ce4"/>
          <table:table-cell table:style-name="ce5" table:number-columns-repeated="4"/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2" table:style-name="ta2">
        <table:table-column table:style-name="co1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54768" calcext:value-type="float">
            <text:p>0,548</text:p>
          </table:table-cell>
          <table:table-cell office:value-type="float" office:value="0.89312" calcext:value-type="float">
            <text:p>0,89312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504256" calcext:value-type="float">
            <text:p>0,504</text:p>
          </table:table-cell>
          <table:table-cell office:value-type="float" office:value="0.86825" calcext:value-type="float">
            <text:p>0,8682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95072" calcext:value-type="float">
            <text:p>0,495</text:p>
          </table:table-cell>
          <table:table-cell office:value-type="float" office:value="0.84899" calcext:value-type="float">
            <text:p>0,84899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61088" calcext:value-type="float">
            <text:p>0,461</text:p>
          </table:table-cell>
          <table:table-cell office:value-type="float" office:value="0.58729" calcext:value-type="float">
            <text:p>0,58729</text:p>
          </table:table-cell>
          <table:table-cell table:style-name="Default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45696" calcext:value-type="float">
            <text:p>0,446</text:p>
          </table:table-cell>
          <table:table-cell office:value-type="float" office:value="0.84969" calcext:value-type="float">
            <text:p>0,84969</text:p>
          </table:table-cell>
          <table:table-cell table:style-name="Default"/>
          <table:table-cell table:formula="of:=SUM([.C1:.C30])/30" office:value-type="float" office:value="0.317115733333333" calcext:value-type="float">
            <text:p>0,3171157333</text:p>
          </table:table-cell>
          <table:table-cell table:formula="of:=SUM([.D1:.D30])/30" office:value-type="float" office:value="0.4682566" calcext:value-type="float">
            <text:p>0,4682566</text:p>
          </table:table-cell>
          <table:table-cell table:formula="of:=[.F5]/[.G5]" office:value-type="float" office:value="0.677226403927533" calcext:value-type="float">
            <text:p>0,6772264039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49088" calcext:value-type="float">
            <text:p>0,449</text:p>
          </table:table-cell>
          <table:table-cell office:value-type="float" office:value="0.58387" calcext:value-type="float">
            <text:p>0,5838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312" calcext:value-type="float">
            <text:p>0,001</text:p>
          </table:table-cell>
          <table:table-cell office:value-type="float" office:value="0.56681" calcext:value-type="float">
            <text:p>0,5668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28" calcext:value-type="float">
            <text:p>0,001</text:p>
          </table:table-cell>
          <table:table-cell office:value-type="float" office:value="0.570624" calcext:value-type="float">
            <text:p>0,570624</text:p>
          </table:table-cell>
          <table:table-cell table:style-name="ce8"/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312" calcext:value-type="float">
            <text:p>0,001</text:p>
          </table:table-cell>
          <table:table-cell office:value-type="float" office:value="0.58675" calcext:value-type="float">
            <text:p>0,5867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312" calcext:value-type="float">
            <text:p>0,001</text:p>
          </table:table-cell>
          <table:table-cell office:value-type="float" office:value="0.57203" calcext:value-type="float">
            <text:p>0,57203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568" calcext:value-type="float">
            <text:p>0,002</text:p>
          </table:table-cell>
          <table:table-cell office:value-type="float" office:value="0.55856" calcext:value-type="float">
            <text:p>0,55856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28" calcext:value-type="float">
            <text:p>0,001</text:p>
          </table:table-cell>
          <table:table-cell office:value-type="float" office:value="0.576544" calcext:value-type="float">
            <text:p>0,57654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312" calcext:value-type="float">
            <text:p>0,001</text:p>
          </table:table-cell>
          <table:table-cell office:value-type="float" office:value="0.56633" calcext:value-type="float">
            <text:p>0,56633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001536" calcext:value-type="float">
            <text:p>0,002</text:p>
          </table:table-cell>
          <table:table-cell office:value-type="float" office:value="0.54524" calcext:value-type="float">
            <text:p>0,5452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26656" calcext:value-type="float">
            <text:p>0,427</text:p>
          </table:table-cell>
          <table:table-cell office:value-type="float" office:value="0.26745" calcext:value-type="float">
            <text:p>0,2674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23296" calcext:value-type="float">
            <text:p>0,423</text:p>
          </table:table-cell>
          <table:table-cell office:value-type="float" office:value="0.55808" calcext:value-type="float">
            <text:p>0,5580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22688" calcext:value-type="float">
            <text:p>0,423</text:p>
          </table:table-cell>
          <table:table-cell office:value-type="float" office:value="0.26844" calcext:value-type="float">
            <text:p>0,2684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04928" calcext:value-type="float">
            <text:p>0,405</text:p>
          </table:table-cell>
          <table:table-cell office:value-type="float" office:value="0.26294" calcext:value-type="float">
            <text:p>0,2629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03584" calcext:value-type="float">
            <text:p>0,404</text:p>
          </table:table-cell>
          <table:table-cell office:value-type="float" office:value="0.53635" calcext:value-type="float">
            <text:p>0,5363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11712" calcext:value-type="float">
            <text:p>0,412</text:p>
          </table:table-cell>
          <table:table-cell office:value-type="float" office:value="0.25484" calcext:value-type="float">
            <text:p>0,2548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18944" calcext:value-type="float">
            <text:p>0,419</text:p>
          </table:table-cell>
          <table:table-cell office:value-type="float" office:value="0.26064" calcext:value-type="float">
            <text:p>0,2606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19136" calcext:value-type="float">
            <text:p>0,419</text:p>
          </table:table-cell>
          <table:table-cell office:value-type="float" office:value="0.24915" calcext:value-type="float">
            <text:p>0,2491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03232" calcext:value-type="float">
            <text:p>0,403</text:p>
          </table:table-cell>
          <table:table-cell office:value-type="float" office:value="0.25017" calcext:value-type="float">
            <text:p>0,25017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17856" calcext:value-type="float">
            <text:p>0,418</text:p>
          </table:table-cell>
          <table:table-cell office:value-type="float" office:value="0.52806" calcext:value-type="float">
            <text:p>0,52806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17248" calcext:value-type="float">
            <text:p>0,417</text:p>
          </table:table-cell>
          <table:table-cell office:value-type="float" office:value="0.24412" calcext:value-type="float">
            <text:p>0,2441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0176" calcext:value-type="float">
            <text:p>0,402</text:p>
          </table:table-cell>
          <table:table-cell office:value-type="float" office:value="0.240352" calcext:value-type="float">
            <text:p>0,24035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18592" calcext:value-type="float">
            <text:p>0,419</text:p>
          </table:table-cell>
          <table:table-cell office:value-type="float" office:value="0.23948" calcext:value-type="float">
            <text:p>0,2394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39856" calcext:value-type="float">
            <text:p>0,399</text:p>
          </table:table-cell>
          <table:table-cell office:value-type="float" office:value="0.239008" calcext:value-type="float">
            <text:p>0,23900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00832" calcext:value-type="float">
            <text:p>0,401</text:p>
          </table:table-cell>
          <table:table-cell office:value-type="float" office:value="0.2351" calcext:value-type="float">
            <text:p>0,2351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table:style-name="ce7" office:value-type="float" office:value="0.410656" calcext:value-type="float">
            <text:p>0,411</text:p>
          </table:table-cell>
          <table:table-cell office:value-type="float" office:value="0.23942" calcext:value-type="float">
            <text:p>0,23942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3" table:style-name="ta3">
        <table:table-column table:style-name="co1" table:number-columns-repeated="1024" table:default-cell-style-name="ce2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17411" calcext:value-type="float">
            <text:p>1,17411</text:p>
          </table:table-cell>
          <table:table-cell office:value-type="float" office:value="0.919808" calcext:value-type="float">
            <text:p>0,919808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16458" calcext:value-type="float">
            <text:p>1,16458</text:p>
          </table:table-cell>
          <table:table-cell office:value-type="float" office:value="0.920704" calcext:value-type="float">
            <text:p>0,920704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851744" calcext:value-type="float">
            <text:p>0,851744</text:p>
          </table:table-cell>
          <table:table-cell office:value-type="float" office:value="0.91113" calcext:value-type="float">
            <text:p>0,91113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06451" calcext:value-type="float">
            <text:p>1,06451</text:p>
          </table:table-cell>
          <table:table-cell office:value-type="float" office:value="0.87984" calcext:value-type="float">
            <text:p>0,87984</text:p>
          </table:table-cell>
          <table:table-cell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32768" calcext:value-type="float">
            <text:p>0,732768</text:p>
          </table:table-cell>
          <table:table-cell office:value-type="float" office:value="0.90931" calcext:value-type="float">
            <text:p>0,90931</text:p>
          </table:table-cell>
          <table:table-cell/>
          <table:table-cell table:formula="of:=SUM([.C1:.C30])/30" office:value-type="float" office:value="0.744863866666667" calcext:value-type="float">
            <text:p>0,7448638667</text:p>
          </table:table-cell>
          <table:table-cell table:formula="of:=SUM([.D1:.D30])/30" office:value-type="float" office:value="0.520849933333333" calcext:value-type="float">
            <text:p>0,5208499333</text:p>
          </table:table-cell>
          <table:table-cell table:formula="of:=[.F5]/[.G5]" office:value-type="float" office:value="1.4300930440745" calcext:value-type="float">
            <text:p>1,4300930441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07232" calcext:value-type="float">
            <text:p>0,707232</text:p>
          </table:table-cell>
          <table:table-cell office:value-type="float" office:value="0.62348" calcext:value-type="float">
            <text:p>0,6234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80288" calcext:value-type="float">
            <text:p>0,680288</text:p>
          </table:table-cell>
          <table:table-cell office:value-type="float" office:value="0.6103" calcext:value-type="float">
            <text:p>0,6103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95232" calcext:value-type="float">
            <text:p>0,595232</text:p>
          </table:table-cell>
          <table:table-cell office:value-type="float" office:value="0.61372" calcext:value-type="float">
            <text:p>0,6137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94432" calcext:value-type="float">
            <text:p>0,594432</text:p>
          </table:table-cell>
          <table:table-cell office:value-type="float" office:value="0.59372" calcext:value-type="float">
            <text:p>0,5937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696" calcext:value-type="float">
            <text:p>0,5696</text:p>
          </table:table-cell>
          <table:table-cell office:value-type="float" office:value="0.605248" calcext:value-type="float">
            <text:p>0,60524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1552" calcext:value-type="float">
            <text:p>0,51552</text:p>
          </table:table-cell>
          <table:table-cell office:value-type="float" office:value="0.599456" calcext:value-type="float">
            <text:p>0,599456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52672" calcext:value-type="float">
            <text:p>0,52672</text:p>
          </table:table-cell>
          <table:table-cell office:value-type="float" office:value="0.579808" calcext:value-type="float">
            <text:p>0,57980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97344" calcext:value-type="float">
            <text:p>0,797344</text:p>
          </table:table-cell>
          <table:table-cell office:value-type="float" office:value="0.59785" calcext:value-type="float">
            <text:p>0,5978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86368" calcext:value-type="float">
            <text:p>0,786368</text:p>
          </table:table-cell>
          <table:table-cell office:value-type="float" office:value="0.57689" calcext:value-type="float">
            <text:p>0,57689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47888" calcext:value-type="float">
            <text:p>0,47888</text:p>
          </table:table-cell>
          <table:table-cell office:value-type="float" office:value="0.296928" calcext:value-type="float">
            <text:p>0,29692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53632" calcext:value-type="float">
            <text:p>0,753632</text:p>
          </table:table-cell>
          <table:table-cell office:value-type="float" office:value="0.29552" calcext:value-type="float">
            <text:p>0,2955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33408" calcext:value-type="float">
            <text:p>0,733408</text:p>
          </table:table-cell>
          <table:table-cell office:value-type="float" office:value="0.29542" calcext:value-type="float">
            <text:p>0,2954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36192" calcext:value-type="float">
            <text:p>0,736192</text:p>
          </table:table-cell>
          <table:table-cell office:value-type="float" office:value="0.28982" calcext:value-type="float">
            <text:p>0,2898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23808" calcext:value-type="float">
            <text:p>0,723808</text:p>
          </table:table-cell>
          <table:table-cell office:value-type="float" office:value="0.28393" calcext:value-type="float">
            <text:p>0,28393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23712" calcext:value-type="float">
            <text:p>0,723712</text:p>
          </table:table-cell>
          <table:table-cell office:value-type="float" office:value="0.57072" calcext:value-type="float">
            <text:p>0,57072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10336" calcext:value-type="float">
            <text:p>0,710336</text:p>
          </table:table-cell>
          <table:table-cell office:value-type="float" office:value="0.28358" calcext:value-type="float">
            <text:p>0,2835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91968" calcext:value-type="float">
            <text:p>0,691968</text:p>
          </table:table-cell>
          <table:table-cell office:value-type="float" office:value="0.2775" calcext:value-type="float">
            <text:p>0,277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99968" calcext:value-type="float">
            <text:p>0,699968</text:p>
          </table:table-cell>
          <table:table-cell office:value-type="float" office:value="0.56521" calcext:value-type="float">
            <text:p>0,56521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74752" calcext:value-type="float">
            <text:p>0,674752</text:p>
          </table:table-cell>
          <table:table-cell office:value-type="float" office:value="0.27254" calcext:value-type="float">
            <text:p>0,2725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87616" calcext:value-type="float">
            <text:p>0,687616</text:p>
          </table:table-cell>
          <table:table-cell office:value-type="float" office:value="0.27209" calcext:value-type="float">
            <text:p>0,27209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68096" calcext:value-type="float">
            <text:p>0,668096</text:p>
          </table:table-cell>
          <table:table-cell office:value-type="float" office:value="0.27433" calcext:value-type="float">
            <text:p>0,27433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48704" calcext:value-type="float">
            <text:p>0,648704</text:p>
          </table:table-cell>
          <table:table-cell office:value-type="float" office:value="0.27094" calcext:value-type="float">
            <text:p>0,2709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655168" calcext:value-type="float">
            <text:p>0,655168</text:p>
          </table:table-cell>
          <table:table-cell office:value-type="float" office:value="0.26944" calcext:value-type="float">
            <text:p>0,2694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1.27542" calcext:value-type="float">
            <text:p>1,27542</text:p>
          </table:table-cell>
          <table:table-cell office:value-type="float" office:value="0.882336" calcext:value-type="float">
            <text:p>0,882336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float" office:value="0.723808" calcext:value-type="float">
            <text:p>0,723808</text:p>
          </table:table-cell>
          <table:table-cell office:value-type="float" office:value="0.28393" calcext:value-type="float">
            <text:p>0,28393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_100000" table:style-name="ta4">
        <table:table-column table:style-name="co6" table:number-columns-repeated="1024" table:default-cell-style-name="ce2"/>
        <table:table-row table:style-name="ro1">
          <table:table-cell office:value-type="string" calcext:value-type="string">
            <text:p>Not</text:p>
          </table:table-cell>
          <table:table-cell office:value-type="float" office:value="0.92464" calcext:value-type="float">
            <text:p>0,92464</text:p>
          </table:table-cell>
          <table:table-cell office:value-type="float" office:value="1.30112" calcext:value-type="float">
            <text:p>1,3011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81216" calcext:value-type="float">
            <text:p>0,781216</text:p>
          </table:table-cell>
          <table:table-cell office:value-type="float" office:value="1.1041" calcext:value-type="float">
            <text:p>1,104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819776" calcext:value-type="float">
            <text:p>0,819776</text:p>
          </table:table-cell>
          <table:table-cell office:value-type="float" office:value="1.061" calcext:value-type="float">
            <text:p>1,06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90048" calcext:value-type="float">
            <text:p>0,790048</text:p>
          </table:table-cell>
          <table:table-cell office:value-type="float" office:value="1.0744" calcext:value-type="float">
            <text:p>1,0744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82528" calcext:value-type="float">
            <text:p>0,782528</text:p>
          </table:table-cell>
          <table:table-cell office:value-type="float" office:value="1.0731" calcext:value-type="float">
            <text:p>1,0731</text:p>
          </table:table-cell>
          <table:table-cell table:number-columns-repeated="2"/>
          <table:table-cell table:formula="of:=SUM([.B1:.B30])/30" office:value-type="float" office:value="0.903105666666667" calcext:value-type="float">
            <text:p>0,9031056667</text:p>
          </table:table-cell>
          <table:table-cell table:formula="of:=SUM([.C1:.C30])/30" office:value-type="float" office:value="1.11002666666667" calcext:value-type="float">
            <text:p>1,1100266667</text:p>
          </table:table-cell>
          <table:table-cell table:formula="of:=[.F5]/[.G5]" office:value-type="float" office:value="0.81358916302311" calcext:value-type="float">
            <text:p>0,813589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97888" calcext:value-type="float">
            <text:p>0,797888</text:p>
          </table:table-cell>
          <table:table-cell office:value-type="float" office:value="1.0934" calcext:value-type="float">
            <text:p>1,0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73952" calcext:value-type="float">
            <text:p>0,773952</text:p>
          </table:table-cell>
          <table:table-cell office:value-type="float" office:value="1.0914" calcext:value-type="float">
            <text:p>1,0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87232" calcext:value-type="float">
            <text:p>0,787232</text:p>
          </table:table-cell>
          <table:table-cell office:value-type="float" office:value="1.0901" calcext:value-type="float">
            <text:p>1,09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57248" calcext:value-type="float">
            <text:p>0,757248</text:p>
          </table:table-cell>
          <table:table-cell office:value-type="float" office:value="1.1037" calcext:value-type="float">
            <text:p>1,1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58528" calcext:value-type="float">
            <text:p>0,758528</text:p>
          </table:table-cell>
          <table:table-cell office:value-type="float" office:value="1.0954" calcext:value-type="float">
            <text:p>1,09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8272" calcext:value-type="float">
            <text:p>0,78272</text:p>
          </table:table-cell>
          <table:table-cell office:value-type="float" office:value="1.1024" calcext:value-type="float">
            <text:p>1,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76736" calcext:value-type="float">
            <text:p>0,776736</text:p>
          </table:table-cell>
          <table:table-cell office:value-type="float" office:value="1.0967" calcext:value-type="float">
            <text:p>1,09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9024" calcext:value-type="float">
            <text:p>0,79024</text:p>
          </table:table-cell>
          <table:table-cell office:value-type="float" office:value="1.09978" calcext:value-type="float">
            <text:p>1,099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70944" calcext:value-type="float">
            <text:p>0,770944</text:p>
          </table:table-cell>
          <table:table-cell office:value-type="float" office:value="1.0987" calcext:value-type="float">
            <text:p>1,09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86912" calcext:value-type="float">
            <text:p>0,786912</text:p>
          </table:table-cell>
          <table:table-cell office:value-type="float" office:value="1.0945" calcext:value-type="float">
            <text:p>1,09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904" calcext:value-type="float">
            <text:p>0,7904</text:p>
          </table:table-cell>
          <table:table-cell office:value-type="float" office:value="1.09488" calcext:value-type="float">
            <text:p>1,094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5264" calcext:value-type="float">
            <text:p>0,75264</text:p>
          </table:table-cell>
          <table:table-cell office:value-type="float" office:value="1.09584" calcext:value-type="float">
            <text:p>1,09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71424" calcext:value-type="float">
            <text:p>0,771424</text:p>
          </table:table-cell>
          <table:table-cell office:value-type="float" office:value="1.0968" calcext:value-type="float">
            <text:p>1,0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84672" calcext:value-type="float">
            <text:p>0,784672</text:p>
          </table:table-cell>
          <table:table-cell office:value-type="float" office:value="1.0893" calcext:value-type="float">
            <text:p>1,08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80176" calcext:value-type="float">
            <text:p>0,80176</text:p>
          </table:table-cell>
          <table:table-cell office:value-type="float" office:value="1.09248" calcext:value-type="float">
            <text:p>1,0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51424" calcext:value-type="float">
            <text:p>0,751424</text:p>
          </table:table-cell>
          <table:table-cell office:value-type="float" office:value="1.1022" calcext:value-type="float">
            <text:p>1,1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791808" calcext:value-type="float">
            <text:p>0,791808</text:p>
          </table:table-cell>
          <table:table-cell office:value-type="float" office:value="1.1185" calcext:value-type="float">
            <text:p>1,11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2.00166" calcext:value-type="float">
            <text:p>2,00166</text:p>
          </table:table-cell>
          <table:table-cell office:value-type="float" office:value="1.51901" calcext:value-type="float">
            <text:p>1,519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.55366" calcext:value-type="float">
            <text:p>1,55366</text:p>
          </table:table-cell>
          <table:table-cell office:value-type="float" office:value="1.34118" calcext:value-type="float">
            <text:p>1,34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.29222" calcext:value-type="float">
            <text:p>1,29222</text:p>
          </table:table-cell>
          <table:table-cell office:value-type="float" office:value="1.23402" calcext:value-type="float">
            <text:p>1,23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.18982" calcext:value-type="float">
            <text:p>1,18982</text:p>
          </table:table-cell>
          <table:table-cell office:value-type="float" office:value="1.18896" calcext:value-type="float">
            <text:p>1,18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.03213" calcext:value-type="float">
            <text:p>1,03213</text:p>
          </table:table-cell>
          <table:table-cell office:value-type="float" office:value="1.14006" calcext:value-type="float">
            <text:p>1,14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97632" calcext:value-type="float">
            <text:p>0,97632</text:p>
          </table:table-cell>
          <table:table-cell office:value-type="float" office:value="1.12598" calcext:value-type="float">
            <text:p>1,125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877344" calcext:value-type="float">
            <text:p>0,877344</text:p>
          </table:table-cell>
          <table:table-cell office:value-type="float" office:value="0.7505" calcext:value-type="float">
            <text:p>0,7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.84528" calcext:value-type="float">
            <text:p>0,84528</text:p>
          </table:table-cell>
          <table:table-cell office:value-type="float" office:value="0.73129" calcext:value-type="float">
            <text:p>0,73129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2_100000" table:style-name="ta5">
        <table:table-column table:style-name="co6" table:number-columns-repeated="1024" table:default-cell-style-name="ce2"/>
        <table:table-row table:style-name="ro1">
          <table:table-cell office:value-type="string" calcext:value-type="string">
            <text:p>Not2</text:p>
          </table:table-cell>
          <table:table-cell office:value-type="float" office:value="1.6152" calcext:value-type="float">
            <text:p>1,6152</text:p>
          </table:table-cell>
          <table:table-cell office:value-type="float" office:value="1.13712" calcext:value-type="float">
            <text:p>1,1371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52189" calcext:value-type="float">
            <text:p>1,52189</text:p>
          </table:table-cell>
          <table:table-cell office:value-type="float" office:value="1.11792" calcext:value-type="float">
            <text:p>1,1179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4854" calcext:value-type="float">
            <text:p>1,44854</text:p>
          </table:table-cell>
          <table:table-cell office:value-type="float" office:value="1.06656" calcext:value-type="float">
            <text:p>1,0665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479" calcext:value-type="float">
            <text:p>1,4479</text:p>
          </table:table-cell>
          <table:table-cell office:value-type="float" office:value="1.07677" calcext:value-type="float">
            <text:p>1,07677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4557" calcext:value-type="float">
            <text:p>1,44557</text:p>
          </table:table-cell>
          <table:table-cell office:value-type="float" office:value="1.07606" calcext:value-type="float">
            <text:p>1,07606</text:p>
          </table:table-cell>
          <table:table-cell table:number-columns-repeated="2"/>
          <table:table-cell table:formula="of:=SUM([.B1:.B30])/30" office:value-type="float" office:value="1.63960233333333" calcext:value-type="float">
            <text:p>1,6396023333</text:p>
          </table:table-cell>
          <table:table-cell table:formula="of:=SUM([.C1:.C30])/30" office:value-type="float" office:value="1.1160482" calcext:value-type="float">
            <text:p>1,1160482</text:p>
          </table:table-cell>
          <table:table-cell table:formula="of:=[.F5]/[.G5]" office:value-type="float" office:value="1.46911426704808" calcext:value-type="float">
            <text:p>1,4691142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5126" calcext:value-type="float">
            <text:p>1,45126</text:p>
          </table:table-cell>
          <table:table-cell office:value-type="float" office:value="1.11312" calcext:value-type="float">
            <text:p>1,11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8064" calcext:value-type="float">
            <text:p>1,48064</text:p>
          </table:table-cell>
          <table:table-cell office:value-type="float" office:value="1.1177" calcext:value-type="float">
            <text:p>1,11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5062" calcext:value-type="float">
            <text:p>1,45062</text:p>
          </table:table-cell>
          <table:table-cell office:value-type="float" office:value="1.11546" calcext:value-type="float">
            <text:p>1,115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6787" calcext:value-type="float">
            <text:p>1,46787</text:p>
          </table:table-cell>
          <table:table-cell office:value-type="float" office:value="1.1241" calcext:value-type="float">
            <text:p>1,12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6179" calcext:value-type="float">
            <text:p>1,46179</text:p>
          </table:table-cell>
          <table:table-cell office:value-type="float" office:value="1.10038" calcext:value-type="float">
            <text:p>1,10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50851" calcext:value-type="float">
            <text:p>1,50851</text:p>
          </table:table-cell>
          <table:table-cell office:value-type="float" office:value="1.13331" calcext:value-type="float">
            <text:p>1,13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5242" calcext:value-type="float">
            <text:p>1,45242</text:p>
          </table:table-cell>
          <table:table-cell office:value-type="float" office:value="1.11267" calcext:value-type="float">
            <text:p>1,112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5312" calcext:value-type="float">
            <text:p>1,45312</text:p>
          </table:table-cell>
          <table:table-cell office:value-type="float" office:value="1.10864" calcext:value-type="float">
            <text:p>1,10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7088" calcext:value-type="float">
            <text:p>1,47088</text:p>
          </table:table-cell>
          <table:table-cell office:value-type="float" office:value="1.0959" calcext:value-type="float">
            <text:p>1,0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4733" calcext:value-type="float">
            <text:p>1,44733</text:p>
          </table:table-cell>
          <table:table-cell office:value-type="float" office:value="1.13514" calcext:value-type="float">
            <text:p>1,135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4675" calcext:value-type="float">
            <text:p>1,44675</text:p>
          </table:table-cell>
          <table:table-cell office:value-type="float" office:value="1.15213" calcext:value-type="float">
            <text:p>1,15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5366" calcext:value-type="float">
            <text:p>1,45366</text:p>
          </table:table-cell>
          <table:table-cell office:value-type="float" office:value="1.11411" calcext:value-type="float">
            <text:p>1,114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4755" calcext:value-type="float">
            <text:p>1,44755</text:p>
          </table:table-cell>
          <table:table-cell office:value-type="float" office:value="1.11974" calcext:value-type="float">
            <text:p>1,119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5318" calcext:value-type="float">
            <text:p>1,45318</text:p>
          </table:table-cell>
          <table:table-cell office:value-type="float" office:value="1.11734" calcext:value-type="float">
            <text:p>1,11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7792" calcext:value-type="float">
            <text:p>1,47792</text:p>
          </table:table-cell>
          <table:table-cell office:value-type="float" office:value="1.11894" calcext:value-type="float">
            <text:p>1,11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5914" calcext:value-type="float">
            <text:p>1,45914</text:p>
          </table:table-cell>
          <table:table-cell office:value-type="float" office:value="1.11226" calcext:value-type="float">
            <text:p>1,11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479" calcext:value-type="float">
            <text:p>1,4479</text:p>
          </table:table-cell>
          <table:table-cell office:value-type="float" office:value="1.12106" calcext:value-type="float">
            <text:p>1,12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3.32134" calcext:value-type="float">
            <text:p>3,32134</text:p>
          </table:table-cell>
          <table:table-cell office:value-type="float" office:value="1.44864" calcext:value-type="float">
            <text:p>1,44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2.67827" calcext:value-type="float">
            <text:p>2,67827</text:p>
          </table:table-cell>
          <table:table-cell office:value-type="float" office:value="1.32813" calcext:value-type="float">
            <text:p>1,328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2.32227" calcext:value-type="float">
            <text:p>2,32227</text:p>
          </table:table-cell>
          <table:table-cell office:value-type="float" office:value="1.22419" calcext:value-type="float">
            <text:p>1,22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2.04173" calcext:value-type="float">
            <text:p>2,04173</text:p>
          </table:table-cell>
          <table:table-cell office:value-type="float" office:value="1.17482" calcext:value-type="float">
            <text:p>1,174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8793" calcext:value-type="float">
            <text:p>1,8793</text:p>
          </table:table-cell>
          <table:table-cell office:value-type="float" office:value="1.15322" calcext:value-type="float">
            <text:p>1,15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7881" calcext:value-type="float">
            <text:p>1,7881</text:p>
          </table:table-cell>
          <table:table-cell office:value-type="float" office:value="1.15936" calcext:value-type="float">
            <text:p>1,15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47206" calcext:value-type="float">
            <text:p>1,47206</text:p>
          </table:table-cell>
          <table:table-cell office:value-type="float" office:value="0.758144" calcext:value-type="float">
            <text:p>0,758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2</text:p>
          </table:table-cell>
          <table:table-cell office:value-type="float" office:value="1.37536" calcext:value-type="float">
            <text:p>1,37536</text:p>
          </table:table-cell>
          <table:table-cell office:value-type="float" office:value="0.748512" calcext:value-type="float">
            <text:p>0,748512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3_100000" table:style-name="ta6">
        <table:table-column table:style-name="co6" table:number-columns-repeated="1024" table:default-cell-style-name="ce2"/>
        <table:table-row table:style-name="ro1">
          <table:table-cell office:value-type="string" calcext:value-type="string">
            <text:p>Not3</text:p>
          </table:table-cell>
          <table:table-cell office:value-type="float" office:value="4.72493" calcext:value-type="float">
            <text:p>4,72493</text:p>
          </table:table-cell>
          <table:table-cell office:value-type="float" office:value="1.44909" calcext:value-type="float">
            <text:p>1,4490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47693" calcext:value-type="float">
            <text:p>4,47693</text:p>
          </table:table-cell>
          <table:table-cell office:value-type="float" office:value="1.45235" calcext:value-type="float">
            <text:p>1,45235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41" calcext:value-type="float">
            <text:p>4,2441</text:p>
          </table:table-cell>
          <table:table-cell office:value-type="float" office:value="1.39587" calcext:value-type="float">
            <text:p>1,39587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173" calcext:value-type="float">
            <text:p>4,24173</text:p>
          </table:table-cell>
          <table:table-cell office:value-type="float" office:value="1.39811" calcext:value-type="float">
            <text:p>1,3981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032" calcext:value-type="float">
            <text:p>4,24032</text:p>
          </table:table-cell>
          <table:table-cell office:value-type="float" office:value="1.41866" calcext:value-type="float">
            <text:p>1,4186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109" calcext:value-type="float">
            <text:p>4,24109</text:p>
          </table:table-cell>
          <table:table-cell office:value-type="float" office:value="1.42995" calcext:value-type="float">
            <text:p>1,42995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7222" calcext:value-type="float">
            <text:p>4,27222</text:p>
          </table:table-cell>
          <table:table-cell office:value-type="float" office:value="1.44368" calcext:value-type="float">
            <text:p>1,44368</text:p>
          </table:table-cell>
          <table:table-cell table:number-columns-repeated="2"/>
          <table:table-cell table:formula="of:=SUM([.B1:.B30])/30" office:value-type="float" office:value="4.83385766666667" calcext:value-type="float">
            <text:p>4,8338576667</text:p>
          </table:table-cell>
          <table:table-cell table:formula="of:=SUM([.C1:.C30])/30" office:value-type="float" office:value="1.43962633333333" calcext:value-type="float">
            <text:p>1,4396263333</text:p>
          </table:table-cell>
          <table:table-cell table:formula="of:=[.F7]/[.G7]" office:value-type="float" office:value="3.35771689829699" calcext:value-type="float">
            <text:p>3,35771689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3962" calcext:value-type="float">
            <text:p>4,23962</text:p>
          </table:table-cell>
          <table:table-cell office:value-type="float" office:value="1.45226" calcext:value-type="float">
            <text:p>1,45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7734" calcext:value-type="float">
            <text:p>4,27734</text:p>
          </table:table-cell>
          <table:table-cell office:value-type="float" office:value="1.44592" calcext:value-type="float">
            <text:p>1,445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5952" calcext:value-type="float">
            <text:p>4,25952</text:p>
          </table:table-cell>
          <table:table-cell office:value-type="float" office:value="1.45952" calcext:value-type="float">
            <text:p>1,45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37587" calcext:value-type="float">
            <text:p>4,37587</text:p>
          </table:table-cell>
          <table:table-cell office:value-type="float" office:value="1.45271" calcext:value-type="float">
            <text:p>1,45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307" calcext:value-type="float">
            <text:p>4,24307</text:p>
          </table:table-cell>
          <table:table-cell office:value-type="float" office:value="1.44067" calcext:value-type="float">
            <text:p>1,44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5651" calcext:value-type="float">
            <text:p>4,25651</text:p>
          </table:table-cell>
          <table:table-cell office:value-type="float" office:value="1.44198" calcext:value-type="float">
            <text:p>1,441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5482" calcext:value-type="float">
            <text:p>4,25482</text:p>
          </table:table-cell>
          <table:table-cell office:value-type="float" office:value="1.46301" calcext:value-type="float">
            <text:p>1,463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141" calcext:value-type="float">
            <text:p>4,24141</text:p>
          </table:table-cell>
          <table:table-cell office:value-type="float" office:value="1.4297" calcext:value-type="float">
            <text:p>1,42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054" calcext:value-type="float">
            <text:p>4,24054</text:p>
          </table:table-cell>
          <table:table-cell office:value-type="float" office:value="1.43283" calcext:value-type="float">
            <text:p>1,432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218" calcext:value-type="float">
            <text:p>4,24218</text:p>
          </table:table-cell>
          <table:table-cell office:value-type="float" office:value="1.45446" calcext:value-type="float">
            <text:p>1,45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593" calcext:value-type="float">
            <text:p>4,2593</text:p>
          </table:table-cell>
          <table:table-cell office:value-type="float" office:value="1.46547" calcext:value-type="float">
            <text:p>1,46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128" calcext:value-type="float">
            <text:p>4,24128</text:p>
          </table:table-cell>
          <table:table-cell office:value-type="float" office:value="1.4321" calcext:value-type="float">
            <text:p>1,43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291" calcext:value-type="float">
            <text:p>4,24291</text:p>
          </table:table-cell>
          <table:table-cell office:value-type="float" office:value="1.43446" calcext:value-type="float">
            <text:p>1,43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4106" calcext:value-type="float">
            <text:p>4,24106</text:p>
          </table:table-cell>
          <table:table-cell office:value-type="float" office:value="1.44742" calcext:value-type="float">
            <text:p>1,44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26067" calcext:value-type="float">
            <text:p>4,26067</text:p>
          </table:table-cell>
          <table:table-cell office:value-type="float" office:value="1.46272" calcext:value-type="float">
            <text:p>1,462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9.92253" calcext:value-type="float">
            <text:p>9,92253</text:p>
          </table:table-cell>
          <table:table-cell office:value-type="float" office:value="1.74787" calcext:value-type="float">
            <text:p>1,747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8.06797" calcext:value-type="float">
            <text:p>8,06797</text:p>
          </table:table-cell>
          <table:table-cell office:value-type="float" office:value="1.62995" calcext:value-type="float">
            <text:p>1,62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6.91741" calcext:value-type="float">
            <text:p>6,91741</text:p>
          </table:table-cell>
          <table:table-cell office:value-type="float" office:value="1.5353" calcext:value-type="float">
            <text:p>1,53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6.15462" calcext:value-type="float">
            <text:p>6,15462</text:p>
          </table:table-cell>
          <table:table-cell office:value-type="float" office:value="1.48304" calcext:value-type="float">
            <text:p>1,48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5.59818" calcext:value-type="float">
            <text:p>5,59818</text:p>
          </table:table-cell>
          <table:table-cell office:value-type="float" office:value="1.45286" calcext:value-type="float">
            <text:p>1,452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5.08979" calcext:value-type="float">
            <text:p>5,08979</text:p>
          </table:table-cell>
          <table:table-cell office:value-type="float" office:value="1.47542" calcext:value-type="float">
            <text:p>1,475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57837" calcext:value-type="float">
            <text:p>4,57837</text:p>
          </table:table-cell>
          <table:table-cell office:value-type="float" office:value="1.08746" calcext:value-type="float">
            <text:p>1,08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3</text:p>
          </table:table-cell>
          <table:table-cell office:value-type="float" office:value="4.36944" calcext:value-type="float">
            <text:p>4,36944</text:p>
          </table:table-cell>
          <table:table-cell office:value-type="float" office:value="1.07395" calcext:value-type="float">
            <text:p>1,07395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" table:style-name="ta7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And</text:p>
          </table:table-cell>
          <table:table-cell office:value-type="float" office:value="0.409856" calcext:value-type="float">
            <text:p>0,409856</text:p>
          </table:table-cell>
          <table:table-cell office:value-type="float" office:value="0.908704" calcext:value-type="float">
            <text:p>0,908704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419296" calcext:value-type="float">
            <text:p>0,419296</text:p>
          </table:table-cell>
          <table:table-cell office:value-type="float" office:value="0.91696" calcext:value-type="float">
            <text:p>0,9169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417696" calcext:value-type="float">
            <text:p>0,417696</text:p>
          </table:table-cell>
          <table:table-cell office:value-type="float" office:value="0.917216" calcext:value-type="float">
            <text:p>0,917216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418752" calcext:value-type="float">
            <text:p>0,418752</text:p>
          </table:table-cell>
          <table:table-cell office:value-type="float" office:value="0.90352" calcext:value-type="float">
            <text:p>0,90352</text:p>
          </table:table-cell>
          <table:table-cell table:number-columns-repeated="2"/>
          <table:table-cell table:formula="of:=SUM([.B1:.B30])/30" office:value-type="float" office:value="0.129633066666667" calcext:value-type="float">
            <text:p>0,1296330667</text:p>
          </table:table-cell>
          <table:table-cell table:formula="of:=SUM([.C1:.C30])/30" office:value-type="float" office:value="0.541179733333333" calcext:value-type="float">
            <text:p>0,5411797333</text:p>
          </table:table-cell>
          <table:table-cell table:formula="of:=[.F4]/[.G4]" office:value-type="float" office:value="0.239537918148204" calcext:value-type="float">
            <text:p>0,2395379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403616" calcext:value-type="float">
            <text:p>0,403616</text:p>
          </table:table-cell>
          <table:table-cell office:value-type="float" office:value="0.900416" calcext:value-type="float">
            <text:p>0,9004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417536" calcext:value-type="float">
            <text:p>0,417536</text:p>
          </table:table-cell>
          <table:table-cell office:value-type="float" office:value="0.906496" calcext:value-type="float">
            <text:p>0,9064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99328" calcext:value-type="float">
            <text:p>0,5993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609152" calcext:value-type="float">
            <text:p>0,609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598784" calcext:value-type="float">
            <text:p>0,598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604896" calcext:value-type="float">
            <text:p>0,604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89952" calcext:value-type="float">
            <text:p>0,589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5984" calcext:value-type="float">
            <text:p>0,59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598144" calcext:value-type="float">
            <text:p>0,598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584736" calcext:value-type="float">
            <text:p>0,5847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96544" calcext:value-type="float">
            <text:p>0,096544</text:p>
          </table:table-cell>
          <table:table-cell office:value-type="float" office:value="0.547968" calcext:value-type="float">
            <text:p>0,547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96384" calcext:value-type="float">
            <text:p>0,096384</text:p>
          </table:table-cell>
          <table:table-cell office:value-type="float" office:value="0.307168" calcext:value-type="float">
            <text:p>0,3071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116576" calcext:value-type="float">
            <text:p>0,116576</text:p>
          </table:table-cell>
          <table:table-cell office:value-type="float" office:value="0.472" calcext:value-type="float">
            <text:p>0,4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92256" calcext:value-type="float">
            <text:p>0,092256</text:p>
          </table:table-cell>
          <table:table-cell office:value-type="float" office:value="0.29184" calcext:value-type="float">
            <text:p>0,291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88832" calcext:value-type="float">
            <text:p>0,088832</text:p>
          </table:table-cell>
          <table:table-cell office:value-type="float" office:value="0.284768" calcext:value-type="float">
            <text:p>0,284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88608" calcext:value-type="float">
            <text:p>0,088608</text:p>
          </table:table-cell>
          <table:table-cell office:value-type="float" office:value="0.552896" calcext:value-type="float">
            <text:p>0,552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85504" calcext:value-type="float">
            <text:p>0,085504</text:p>
          </table:table-cell>
          <table:table-cell office:value-type="float" office:value="0.275808" calcext:value-type="float">
            <text:p>0,2758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85088" calcext:value-type="float">
            <text:p>0,085088</text:p>
          </table:table-cell>
          <table:table-cell office:value-type="float" office:value="0.274304" calcext:value-type="float">
            <text:p>0,274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85312" calcext:value-type="float">
            <text:p>0,085312</text:p>
          </table:table-cell>
          <table:table-cell office:value-type="float" office:value="0.276288" calcext:value-type="float">
            <text:p>0,276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82304" calcext:value-type="float">
            <text:p>0,082304</text:p>
          </table:table-cell>
          <table:table-cell office:value-type="float" office:value="0.269184" calcext:value-type="float">
            <text:p>0,2691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83776" calcext:value-type="float">
            <text:p>0,083776</text:p>
          </table:table-cell>
          <table:table-cell office:value-type="float" office:value="0.555232" calcext:value-type="float">
            <text:p>0,5552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78944" calcext:value-type="float">
            <text:p>0,078944</text:p>
          </table:table-cell>
          <table:table-cell office:value-type="float" office:value="0.26416" calcext:value-type="float">
            <text:p>0,264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79104" calcext:value-type="float">
            <text:p>0,079104</text:p>
          </table:table-cell>
          <table:table-cell office:value-type="float" office:value="0.535584" calcext:value-type="float">
            <text:p>0,535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79328" calcext:value-type="float">
            <text:p>0,079328</text:p>
          </table:table-cell>
          <table:table-cell office:value-type="float" office:value="0.282144" calcext:value-type="float">
            <text:p>0,282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76864" calcext:value-type="float">
            <text:p>0,076864</text:p>
          </table:table-cell>
          <table:table-cell office:value-type="float" office:value="0.259584" calcext:value-type="float">
            <text:p>0,259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076224" calcext:value-type="float">
            <text:p>0,076224</text:p>
          </table:table-cell>
          <table:table-cell office:value-type="float" office:value="0.54976" calcext:value-type="float">
            <text:p>0,54976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2" table:style-name="ta8">
        <table:table-column table:style-name="co1" table:number-columns-repeated="1024" table:default-cell-style-name="ce2"/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06592" calcext:value-type="float">
            <text:p>0,406592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And2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2272" calcext:value-type="float">
            <text:p>0,42272</text:p>
          </table:table-cell>
          <table:table-cell office:value-type="float" office:value="0.914336" calcext:value-type="float">
            <text:p>0,914336</text:p>
          </table:table-cell>
          <table:table-cell office:value-type="string" calcext:value-type="string">
            <text:p>And2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16832" calcext:value-type="float">
            <text:p>0,416832</text:p>
          </table:table-cell>
          <table:table-cell office:value-type="float" office:value="0.907648" calcext:value-type="float">
            <text:p>0,907648</text:p>
          </table:table-cell>
          <table:table-cell office:value-type="string" calcext:value-type="string">
            <text:p>And2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1632" calcext:value-type="float">
            <text:p>0,41632</text:p>
          </table:table-cell>
          <table:table-cell office:value-type="float" office:value="0.879296" calcext:value-type="float">
            <text:p>0,879296</text:p>
          </table:table-cell>
          <table:table-cell office:value-type="string" calcext:value-type="string">
            <text:p>And2</text:p>
          </table:table-cell>
          <table:table-cell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0336" calcext:value-type="float">
            <text:p>0,40336</text:p>
          </table:table-cell>
          <table:table-cell office:value-type="float" office:value="0.62256" calcext:value-type="float">
            <text:p>0,62256</text:p>
          </table:table-cell>
          <table:table-cell office:value-type="string" calcext:value-type="string">
            <text:p>And2</text:p>
          </table:table-cell>
          <table:table-cell/>
          <table:table-cell table:formula="of:=SUM([.B1:.B30])/30" office:value-type="float" office:value="0.1280832" calcext:value-type="float">
            <text:p>0,1280832</text:p>
          </table:table-cell>
          <table:table-cell table:formula="of:=SUM([.C1:.C30])/30" office:value-type="float" office:value="0.573537333333333" calcext:value-type="float">
            <text:p>0,5735373333</text:p>
          </table:table-cell>
          <table:table-cell table:formula="of:=[.F5]/[.G5]" office:value-type="float" office:value="0.223321469337654" calcext:value-type="float">
            <text:p>0,2233214693</text:p>
          </table:table-cell>
          <table:table-cell table:number-columns-repeated="1016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1424" calcext:value-type="float">
            <text:p>0,41424</text:p>
          </table:table-cell>
          <table:table-cell office:value-type="float" office:value="0.906304" calcext:value-type="float">
            <text:p>0,90630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13856" calcext:value-type="float">
            <text:p>0,413856</text:p>
          </table:table-cell>
          <table:table-cell office:value-type="float" office:value="0.901184" calcext:value-type="float">
            <text:p>0,90118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591616" calcext:value-type="float">
            <text:p>0,591616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604288" calcext:value-type="float">
            <text:p>0,604288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605312" calcext:value-type="float">
            <text:p>0,605312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602528" calcext:value-type="float">
            <text:p>0,602528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602272" calcext:value-type="float">
            <text:p>0,602272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599936" calcext:value-type="float">
            <text:p>0,599936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307936" calcext:value-type="float">
            <text:p>0,307936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59168" calcext:value-type="float">
            <text:p>0,59168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66944" calcext:value-type="float">
            <text:p>0,56694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293728" calcext:value-type="float">
            <text:p>0,293728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67424" calcext:value-type="float">
            <text:p>0,56742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91136" calcext:value-type="float">
            <text:p>0,091136</text:p>
          </table:table-cell>
          <table:table-cell office:value-type="float" office:value="0.282336" calcext:value-type="float">
            <text:p>0,282336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91296" calcext:value-type="float">
            <text:p>0,091296</text:p>
          </table:table-cell>
          <table:table-cell office:value-type="float" office:value="0.28176" calcext:value-type="float">
            <text:p>0,28176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87808" calcext:value-type="float">
            <text:p>0,087808</text:p>
          </table:table-cell>
          <table:table-cell office:value-type="float" office:value="0.274528" calcext:value-type="float">
            <text:p>0,274528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87328" calcext:value-type="float">
            <text:p>0,087328</text:p>
          </table:table-cell>
          <table:table-cell office:value-type="float" office:value="0.27456" calcext:value-type="float">
            <text:p>0,27456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87776" calcext:value-type="float">
            <text:p>0,087776</text:p>
          </table:table-cell>
          <table:table-cell office:value-type="float" office:value="0.27488" calcext:value-type="float">
            <text:p>0,27488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84512" calcext:value-type="float">
            <text:p>0,084512</text:p>
          </table:table-cell>
          <table:table-cell office:value-type="float" office:value="0.556224" calcext:value-type="float">
            <text:p>0,55622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84736" calcext:value-type="float">
            <text:p>0,084736</text:p>
          </table:table-cell>
          <table:table-cell office:value-type="float" office:value="0.542464" calcext:value-type="float">
            <text:p>0,54246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81056" calcext:value-type="float">
            <text:p>0,081056</text:p>
          </table:table-cell>
          <table:table-cell office:value-type="float" office:value="0.553344" calcext:value-type="float">
            <text:p>0,55334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81088" calcext:value-type="float">
            <text:p>0,081088</text:p>
          </table:table-cell>
          <table:table-cell office:value-type="float" office:value="0.551424" calcext:value-type="float">
            <text:p>0,551424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64928" calcext:value-type="float">
            <text:p>0,564928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78112" calcext:value-type="float">
            <text:p>0,078112</text:p>
          </table:table-cell>
          <table:table-cell office:value-type="float" office:value="0.54672" calcext:value-type="float">
            <text:p>0,54672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077856" calcext:value-type="float">
            <text:p>0,077856</text:p>
          </table:table-cell>
          <table:table-cell office:value-type="float" office:value="0.54796" calcext:value-type="float">
            <text:p>0,54796</text:p>
          </table:table-cell>
          <table:table-cell office:value-type="string" calcext:value-type="string">
            <text:p>And2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_100000" table:style-name="ta9">
        <table:table-column table:style-name="co6" table:number-columns-repeated="1024" table:default-cell-style-name="ce2"/>
        <table:table-row table:style-name="ro1">
          <table:table-cell office:value-type="string" calcext:value-type="string">
            <text:p>And</text:p>
          </table:table-cell>
          <table:table-cell office:value-type="float" office:value="0.972608" calcext:value-type="float">
            <text:p>0,972608</text:p>
          </table:table-cell>
          <table:table-cell office:value-type="float" office:value="1.4281" calcext:value-type="float">
            <text:p>1,428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296" calcext:value-type="float">
            <text:p>0,9296</text:p>
          </table:table-cell>
          <table:table-cell office:value-type="float" office:value="1.38976" calcext:value-type="float">
            <text:p>1,3897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9744" calcext:value-type="float">
            <text:p>0,919744</text:p>
          </table:table-cell>
          <table:table-cell office:value-type="float" office:value="1.3049" calcext:value-type="float">
            <text:p>1,304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9808" calcext:value-type="float">
            <text:p>0,919808</text:p>
          </table:table-cell>
          <table:table-cell office:value-type="float" office:value="1.3065" calcext:value-type="float">
            <text:p>1,3065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31808" calcext:value-type="float">
            <text:p>0,931808</text:p>
          </table:table-cell>
          <table:table-cell office:value-type="float" office:value="1.3149" calcext:value-type="float">
            <text:p>1,314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26144" calcext:value-type="float">
            <text:p>0,926144</text:p>
          </table:table-cell>
          <table:table-cell office:value-type="float" office:value="1.3574" calcext:value-type="float">
            <text:p>1,3574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41248" calcext:value-type="float">
            <text:p>0,941248</text:p>
          </table:table-cell>
          <table:table-cell office:value-type="float" office:value="1.3935" calcext:value-type="float">
            <text:p>1,3935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9776" calcext:value-type="float">
            <text:p>0,919776</text:p>
          </table:table-cell>
          <table:table-cell office:value-type="float" office:value="1.3657" calcext:value-type="float">
            <text:p>1,3657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7664" calcext:value-type="float">
            <text:p>0,917664</text:p>
          </table:table-cell>
          <table:table-cell office:value-type="float" office:value="1.3712" calcext:value-type="float">
            <text:p>1,3712</text:p>
          </table:table-cell>
          <table:table-cell table:number-columns-repeated="2"/>
          <table:table-cell table:formula="of:=SUM([.B1:.B30])/30" office:value-type="float" office:value="1.00679873333333" calcext:value-type="float">
            <text:p>1,0067987333</text:p>
          </table:table-cell>
          <table:table-cell table:formula="of:=SUM([.C1:.C30])/30" office:value-type="float" office:value="1.38880266666667" calcext:value-type="float">
            <text:p>1,3888026667</text:p>
          </table:table-cell>
          <table:table-cell table:formula="of:=[.F9]/[.G9]" office:value-type="float" office:value="0.724940092280929" calcext:value-type="float">
            <text:p>0,72494009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384" calcext:value-type="float">
            <text:p>0,9384</text:p>
          </table:table-cell>
          <table:table-cell office:value-type="float" office:value="1.37664" calcext:value-type="float">
            <text:p>1,376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9712" calcext:value-type="float">
            <text:p>0,919712</text:p>
          </table:table-cell>
          <table:table-cell office:value-type="float" office:value="1.3857" calcext:value-type="float">
            <text:p>1,38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20352" calcext:value-type="float">
            <text:p>0,920352</text:p>
          </table:table-cell>
          <table:table-cell office:value-type="float" office:value="1.362" calcext:value-type="float">
            <text:p>1,3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23296" calcext:value-type="float">
            <text:p>0,923296</text:p>
          </table:table-cell>
          <table:table-cell office:value-type="float" office:value="1.3588" calcext:value-type="float">
            <text:p>1,35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36672" calcext:value-type="float">
            <text:p>0,936672</text:p>
          </table:table-cell>
          <table:table-cell office:value-type="float" office:value="1.3844" calcext:value-type="float">
            <text:p>1,38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9968" calcext:value-type="float">
            <text:p>0,919968</text:p>
          </table:table-cell>
          <table:table-cell office:value-type="float" office:value="1.4613" calcext:value-type="float">
            <text:p>1,46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20544" calcext:value-type="float">
            <text:p>0,920544</text:p>
          </table:table-cell>
          <table:table-cell office:value-type="float" office:value="1.3681" calcext:value-type="float">
            <text:p>1,36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952" calcext:value-type="float">
            <text:p>0,91952</text:p>
          </table:table-cell>
          <table:table-cell office:value-type="float" office:value="1.3649" calcext:value-type="float">
            <text:p>1,36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37984" calcext:value-type="float">
            <text:p>0,937984</text:p>
          </table:table-cell>
          <table:table-cell office:value-type="float" office:value="1.3972" calcext:value-type="float">
            <text:p>1,39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9232" calcext:value-type="float">
            <text:p>0,919232</text:p>
          </table:table-cell>
          <table:table-cell office:value-type="float" office:value="1.3626" calcext:value-type="float">
            <text:p>1,36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24832" calcext:value-type="float">
            <text:p>0,924832</text:p>
          </table:table-cell>
          <table:table-cell office:value-type="float" office:value="1.3639" calcext:value-type="float">
            <text:p>1,36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17696" calcext:value-type="float">
            <text:p>0,917696</text:p>
          </table:table-cell>
          <table:table-cell office:value-type="float" office:value="1.371" calcext:value-type="float">
            <text:p>1,3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934816" calcext:value-type="float">
            <text:p>0,934816</text:p>
          </table:table-cell>
          <table:table-cell office:value-type="float" office:value="1.3904" calcext:value-type="float">
            <text:p>1,3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.86272" calcext:value-type="float">
            <text:p>1,86272</text:p>
          </table:table-cell>
          <table:table-cell office:value-type="float" office:value="1.82525" calcext:value-type="float">
            <text:p>1,82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.5415" calcext:value-type="float">
            <text:p>1,5415</text:p>
          </table:table-cell>
          <table:table-cell office:value-type="float" office:value="1.67962" calcext:value-type="float">
            <text:p>1,679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.34435" calcext:value-type="float">
            <text:p>1,34435</text:p>
          </table:table-cell>
          <table:table-cell office:value-type="float" office:value="1.55139" calcext:value-type="float">
            <text:p>1,55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.25542" calcext:value-type="float">
            <text:p>1,25542</text:p>
          </table:table-cell>
          <table:table-cell office:value-type="float" office:value="1.46448" calcext:value-type="float">
            <text:p>1,46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.1409" calcext:value-type="float">
            <text:p>1,1409</text:p>
          </table:table-cell>
          <table:table-cell office:value-type="float" office:value="1.43469" calcext:value-type="float">
            <text:p>1,434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.06512" calcext:value-type="float">
            <text:p>1,06512</text:p>
          </table:table-cell>
          <table:table-cell office:value-type="float" office:value="1.45965" calcext:value-type="float">
            <text:p>1,45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813984" calcext:value-type="float">
            <text:p>0,813984</text:p>
          </table:table-cell>
          <table:table-cell office:value-type="float" office:value="1.0487" calcext:value-type="float">
            <text:p>1,04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768544" calcext:value-type="float">
            <text:p>0,768544</text:p>
          </table:table-cell>
          <table:table-cell office:value-type="float" office:value="1.0214" calcext:value-type="float">
            <text:p>1,0214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2_10000" table:style-name="ta10">
        <table:table-column table:style-name="co6" table:number-columns-repeated="1024" table:default-cell-style-name="ce2"/>
        <table:table-row table:style-name="ro1">
          <table:table-cell office:value-type="string" calcext:value-type="string">
            <text:p>And2</text:p>
          </table:table-cell>
          <table:table-cell office:value-type="float" office:value="0.891584" calcext:value-type="float">
            <text:p>0,891584</text:p>
          </table:table-cell>
          <table:table-cell office:value-type="float" office:value="1.391" calcext:value-type="float">
            <text:p>1,39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48896" calcext:value-type="float">
            <text:p>0,84889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56544" calcext:value-type="float">
            <text:p>0,856544</text:p>
          </table:table-cell>
          <table:table-cell office:value-type="float" office:value="1.331" calcext:value-type="float">
            <text:p>1,33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72512" calcext:value-type="float">
            <text:p>0,872512</text:p>
          </table:table-cell>
          <table:table-cell office:value-type="float" office:value="1.336" calcext:value-type="float">
            <text:p>1,33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5664" calcext:value-type="float">
            <text:p>0,865664</text:p>
          </table:table-cell>
          <table:table-cell office:value-type="float" office:value="1.352" calcext:value-type="float">
            <text:p>1,35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47904" calcext:value-type="float">
            <text:p>0,847904</text:p>
          </table:table-cell>
          <table:table-cell office:value-type="float" office:value="1.375" calcext:value-type="float">
            <text:p>1,375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52" calcext:value-type="float">
            <text:p>0,852</text:p>
          </table:table-cell>
          <table:table-cell office:value-type="float" office:value="1.35069" calcext:value-type="float">
            <text:p>1,35069</text:p>
          </table:table-cell>
          <table:table-cell table:number-columns-repeated="2"/>
          <table:table-cell table:formula="of:=SUM([.B1:.B30])/30" office:value-type="float" office:value="0.927920133333333" calcext:value-type="float">
            <text:p>0,9279201333</text:p>
          </table:table-cell>
          <table:table-cell table:formula="of:=SUM([.C1:.C30])/30" office:value-type="float" office:value="1.42062066666667" calcext:value-type="float">
            <text:p>1,4206206667</text:p>
          </table:table-cell>
          <table:table-cell table:formula="of:=[.F7]/[.G7]" office:value-type="float" office:value="0.653179384973047" calcext:value-type="float">
            <text:p>0,653179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46464" calcext:value-type="float">
            <text:p>0,846464</text:p>
          </table:table-cell>
          <table:table-cell office:value-type="float" office:value="1.381" calcext:value-type="float">
            <text:p>1,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048" calcext:value-type="float">
            <text:p>0,86048</text:p>
          </table:table-cell>
          <table:table-cell office:value-type="float" office:value="1.3948" calcext:value-type="float">
            <text:p>1,3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1632" calcext:value-type="float">
            <text:p>0,861632</text:p>
          </table:table-cell>
          <table:table-cell office:value-type="float" office:value="1.361" calcext:value-type="float">
            <text:p>1,3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7648" calcext:value-type="float">
            <text:p>0,867648</text:p>
          </table:table-cell>
          <table:table-cell office:value-type="float" office:value="1.38" calcext:value-type="float">
            <text:p>1,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51104" calcext:value-type="float">
            <text:p>0,851104</text:p>
          </table:table-cell>
          <table:table-cell office:value-type="float" office:value="1.363" calcext:value-type="float">
            <text:p>1,3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2048" calcext:value-type="float">
            <text:p>0,862048</text:p>
          </table:table-cell>
          <table:table-cell office:value-type="float" office:value="1.396" calcext:value-type="float">
            <text:p>1,3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2784" calcext:value-type="float">
            <text:p>0,862784</text:p>
          </table:table-cell>
          <table:table-cell office:value-type="float" office:value="1.362" calcext:value-type="float">
            <text:p>1,3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50752" calcext:value-type="float">
            <text:p>0,850752</text:p>
          </table:table-cell>
          <table:table-cell office:value-type="float" office:value="1.366" calcext:value-type="float">
            <text:p>1,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4864" calcext:value-type="float">
            <text:p>0,84864</text:p>
          </table:table-cell>
          <table:table-cell office:value-type="float" office:value="1.3615" calcext:value-type="float">
            <text:p>1,36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6208" calcext:value-type="float">
            <text:p>0,866208</text:p>
          </table:table-cell>
          <table:table-cell office:value-type="float" office:value="1.383" calcext:value-type="float">
            <text:p>1,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48864" calcext:value-type="float">
            <text:p>0,848864</text:p>
          </table:table-cell>
          <table:table-cell office:value-type="float" office:value="1.352" calcext:value-type="float">
            <text:p>1,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50048" calcext:value-type="float">
            <text:p>0,850048</text:p>
          </table:table-cell>
          <table:table-cell office:value-type="float" office:value="1.384" calcext:value-type="float">
            <text:p>1,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50464" calcext:value-type="float">
            <text:p>0,850464</text:p>
          </table:table-cell>
          <table:table-cell office:value-type="float" office:value="1.371" calcext:value-type="float">
            <text:p>1,3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86656" calcext:value-type="float">
            <text:p>0,86656</text:p>
          </table:table-cell>
          <table:table-cell office:value-type="float" office:value="1.3833" calcext:value-type="float">
            <text:p>1,38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958528" calcext:value-type="float">
            <text:p>0,958528</text:p>
          </table:table-cell>
          <table:table-cell office:value-type="float" office:value="2.353" calcext:value-type="float">
            <text:p>2,3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1.67494" calcext:value-type="float">
            <text:p>1,67494</text:p>
          </table:table-cell>
          <table:table-cell office:value-type="float" office:value="1.8319" calcext:value-type="float">
            <text:p>1,8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1.40429" calcext:value-type="float">
            <text:p>1,40429</text:p>
          </table:table-cell>
          <table:table-cell office:value-type="float" office:value="1.7102" calcext:value-type="float">
            <text:p>1,7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1.2409" calcext:value-type="float">
            <text:p>1,2409</text:p>
          </table:table-cell>
          <table:table-cell office:value-type="float" office:value="1.53923" calcext:value-type="float">
            <text:p>1,539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1.09901" calcext:value-type="float">
            <text:p>1,09901</text:p>
          </table:table-cell>
          <table:table-cell office:value-type="float" office:value="1.4527" calcext:value-type="float">
            <text:p>1,45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1.02944" calcext:value-type="float">
            <text:p>1,02944</text:p>
          </table:table-cell>
          <table:table-cell office:value-type="float" office:value="1.4253" calcext:value-type="float">
            <text:p>1,42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978944" calcext:value-type="float">
            <text:p>0,978944</text:p>
          </table:table-cell>
          <table:table-cell office:value-type="float" office:value="1.454" calcext:value-type="float">
            <text:p>1,4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733984" calcext:value-type="float">
            <text:p>0,733984</text:p>
          </table:table-cell>
          <table:table-cell office:value-type="float" office:value="1.038" calcext:value-type="float">
            <text:p>1,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2</text:p>
          </table:table-cell>
          <table:table-cell office:value-type="float" office:value="0.688768" calcext:value-type="float">
            <text:p>0,688768</text:p>
          </table:table-cell>
          <table:table-cell office:value-type="float" office:value="1.04" calcext:value-type="float">
            <text:p>1,04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" table:style-name="ta1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Or</text:p>
          </table:table-cell>
          <table:table-cell office:value-type="float" office:value="0.407104" calcext:value-type="float">
            <text:p>0,407104</text:p>
          </table:table-cell>
          <table:table-cell office:value-type="float" office:value="0.918816" calcext:value-type="float">
            <text:p>0,91881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419648" calcext:value-type="float">
            <text:p>0,419648</text:p>
          </table:table-cell>
          <table:table-cell office:value-type="float" office:value="0.888832" calcext:value-type="float">
            <text:p>0,88883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422336" calcext:value-type="float">
            <text:p>0,422336</text:p>
          </table:table-cell>
          <table:table-cell office:value-type="float" office:value="0.885312" calcext:value-type="float">
            <text:p>0,88531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40736" calcext:value-type="float">
            <text:p>0,40736</text:p>
          </table:table-cell>
          <table:table-cell office:value-type="float" office:value="0.880576" calcext:value-type="float">
            <text:p>0,880576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908096" calcext:value-type="float">
            <text:p>0,908096</text:p>
          </table:table-cell>
          <table:table-cell table:number-columns-repeated="2"/>
          <table:table-cell table:formula="of:=SUM([.B1:.B30])/30" office:value-type="float" office:value="0.129309866666667" calcext:value-type="float">
            <text:p>0,1293098667</text:p>
          </table:table-cell>
          <table:table-cell table:formula="of:=SUM([.C1:.C30])/30" office:value-type="float" office:value="0.548826666666667" calcext:value-type="float">
            <text:p>0,5488266667</text:p>
          </table:table-cell>
          <table:table-cell table:formula="of:=[.F5]/[.G5]" office:value-type="float" office:value="0.235611486322336" calcext:value-type="float">
            <text:p>0,2356114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414176" calcext:value-type="float">
            <text:p>0,414176</text:p>
          </table:table-cell>
          <table:table-cell office:value-type="float" office:value="0.862368" calcext:value-type="float">
            <text:p>0,8623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41216" calcext:value-type="float">
            <text:p>0,41216</text:p>
          </table:table-cell>
          <table:table-cell office:value-type="float" office:value="0.59104" calcext:value-type="float">
            <text:p>0,59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99072" calcext:value-type="float">
            <text:p>0,599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605632" calcext:value-type="float">
            <text:p>0,6056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60256" calcext:value-type="float">
            <text:p>0,60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95264" calcext:value-type="float">
            <text:p>0,5952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79648" calcext:value-type="float">
            <text:p>0,5796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98752" calcext:value-type="float">
            <text:p>0,5987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76256" calcext:value-type="float">
            <text:p>0,576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293088" calcext:value-type="float">
            <text:p>0,293088</text:p>
          </table:table-cell>
          <table:table-cell office:value-type="float" office:value="0.589408" calcext:value-type="float">
            <text:p>0,5894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93152" calcext:value-type="float">
            <text:p>0,093152</text:p>
          </table:table-cell>
          <table:table-cell office:value-type="float" office:value="0.575872" calcext:value-type="float">
            <text:p>0,5758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566688" calcext:value-type="float">
            <text:p>0,5666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286144" calcext:value-type="float">
            <text:p>0,286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90336" calcext:value-type="float">
            <text:p>0,090336</text:p>
          </table:table-cell>
          <table:table-cell office:value-type="float" office:value="0.281824" calcext:value-type="float">
            <text:p>0,281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90048" calcext:value-type="float">
            <text:p>0,090048</text:p>
          </table:table-cell>
          <table:table-cell office:value-type="float" office:value="0.281632" calcext:value-type="float">
            <text:p>0,2816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86112" calcext:value-type="float">
            <text:p>0,086112</text:p>
          </table:table-cell>
          <table:table-cell office:value-type="float" office:value="0.273536" calcext:value-type="float">
            <text:p>0,273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8608" calcext:value-type="float">
            <text:p>0,08608</text:p>
          </table:table-cell>
          <table:table-cell office:value-type="float" office:value="0.274144" calcext:value-type="float">
            <text:p>0,274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85088" calcext:value-type="float">
            <text:p>0,085088</text:p>
          </table:table-cell>
          <table:table-cell office:value-type="float" office:value="0.274176" calcext:value-type="float">
            <text:p>0,274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8336" calcext:value-type="float">
            <text:p>0,08336</text:p>
          </table:table-cell>
          <table:table-cell office:value-type="float" office:value="0.543936" calcext:value-type="float">
            <text:p>0,543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83392" calcext:value-type="float">
            <text:p>0,083392</text:p>
          </table:table-cell>
          <table:table-cell office:value-type="float" office:value="0.566176" calcext:value-type="float">
            <text:p>0,566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80192" calcext:value-type="float">
            <text:p>0,080192</text:p>
          </table:table-cell>
          <table:table-cell office:value-type="float" office:value="0.536864" calcext:value-type="float">
            <text:p>0,536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80256" calcext:value-type="float">
            <text:p>0,080256</text:p>
          </table:table-cell>
          <table:table-cell office:value-type="float" office:value="0.546944" calcext:value-type="float">
            <text:p>0,546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77216" calcext:value-type="float">
            <text:p>0,077216</text:p>
          </table:table-cell>
          <table:table-cell office:value-type="float" office:value="0.259552" calcext:value-type="float">
            <text:p>0,2595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257248" calcext:value-type="float">
            <text:p>0,257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077568" calcext:value-type="float">
            <text:p>0,077568</text:p>
          </table:table-cell>
          <table:table-cell office:value-type="float" office:value="0.258432" calcext:value-type="float">
            <text:p>0,258432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2" table:style-name="ta12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Or2</text:p>
          </table:table-cell>
          <table:table-cell office:value-type="float" office:value="0.4216" calcext:value-type="float">
            <text:p>0,4216</text:p>
          </table:table-cell>
          <table:table-cell office:value-type="float" office:value="0.931264" calcext:value-type="float">
            <text:p>0,931264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408256" calcext:value-type="float">
            <text:p>0,408256</text:p>
          </table:table-cell>
          <table:table-cell office:value-type="float" office:value="0.888032" calcext:value-type="float">
            <text:p>0,88803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404416" calcext:value-type="float">
            <text:p>0,404416</text:p>
          </table:table-cell>
          <table:table-cell office:value-type="float" office:value="0.8848" calcext:value-type="float">
            <text:p>0,8848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408384" calcext:value-type="float">
            <text:p>0,408384</text:p>
          </table:table-cell>
          <table:table-cell office:value-type="float" office:value="0.629696" calcext:value-type="float">
            <text:p>0,629696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416608" calcext:value-type="float">
            <text:p>0,416608</text:p>
          </table:table-cell>
          <table:table-cell office:value-type="float" office:value="0.913248" calcext:value-type="float">
            <text:p>0,913248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404608" calcext:value-type="float">
            <text:p>0,404608</text:p>
          </table:table-cell>
          <table:table-cell office:value-type="float" office:value="0.601088" calcext:value-type="float">
            <text:p>0,601088</text:p>
          </table:table-cell>
          <table:table-cell table:number-columns-repeated="2"/>
          <table:table-cell table:formula="of:=SUM([.B1:.B30])/30" office:value-type="float" office:value="0.1296832" calcext:value-type="float">
            <text:p>0,1296832</text:p>
          </table:table-cell>
          <table:table-cell table:formula="of:=SUM([.C1:.C30])/30" office:value-type="float" office:value="0.562546133333333" calcext:value-type="float">
            <text:p>0,5625461333</text:p>
          </table:table-cell>
          <table:table-cell table:formula="of:=[.F6]/[.G6]" office:value-type="float" office:value="0.230529004317513" calcext:value-type="float">
            <text:p>0,23052900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536" calcext:value-type="float">
            <text:p>0,001536</text:p>
          </table:table-cell>
          <table:table-cell office:value-type="float" office:value="0.603168" calcext:value-type="float">
            <text:p>0,6031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597504" calcext:value-type="float">
            <text:p>0,5975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607904" calcext:value-type="float">
            <text:p>0,607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44" calcext:value-type="float">
            <text:p>0,00144</text:p>
          </table:table-cell>
          <table:table-cell office:value-type="float" office:value="0.58688" calcext:value-type="float">
            <text:p>0,586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6016" calcext:value-type="float">
            <text:p>0,6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58912" calcext:value-type="float">
            <text:p>0,589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594784" calcext:value-type="float">
            <text:p>0,594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376" calcext:value-type="float">
            <text:p>0,001376</text:p>
          </table:table-cell>
          <table:table-cell office:value-type="float" office:value="0.551168" calcext:value-type="float">
            <text:p>0,5511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590848" calcext:value-type="float">
            <text:p>0,5908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10336" calcext:value-type="float">
            <text:p>0,10336</text:p>
          </table:table-cell>
          <table:table-cell office:value-type="float" office:value="0.464448" calcext:value-type="float">
            <text:p>0,464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10416" calcext:value-type="float">
            <text:p>0,10416</text:p>
          </table:table-cell>
          <table:table-cell office:value-type="float" office:value="0.486496" calcext:value-type="float">
            <text:p>0,4864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9488" calcext:value-type="float">
            <text:p>0,099488</text:p>
          </table:table-cell>
          <table:table-cell office:value-type="float" office:value="0.55104" calcext:value-type="float">
            <text:p>0,55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9872" calcext:value-type="float">
            <text:p>0,099872</text:p>
          </table:table-cell>
          <table:table-cell office:value-type="float" office:value="0.283136" calcext:value-type="float">
            <text:p>0,283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9616" calcext:value-type="float">
            <text:p>0,099616</text:p>
          </table:table-cell>
          <table:table-cell office:value-type="float" office:value="0.280064" calcext:value-type="float">
            <text:p>0,2800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6128" calcext:value-type="float">
            <text:p>0,096128</text:p>
          </table:table-cell>
          <table:table-cell office:value-type="float" office:value="0.27536" calcext:value-type="float">
            <text:p>0,27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4976" calcext:value-type="float">
            <text:p>0,094976</text:p>
          </table:table-cell>
          <table:table-cell office:value-type="float" office:value="0.27456" calcext:value-type="float">
            <text:p>0,27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6064" calcext:value-type="float">
            <text:p>0,096064</text:p>
          </table:table-cell>
          <table:table-cell office:value-type="float" office:value="0.274304" calcext:value-type="float">
            <text:p>0,274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2416" calcext:value-type="float">
            <text:p>0,092416</text:p>
          </table:table-cell>
          <table:table-cell office:value-type="float" office:value="0.553344" calcext:value-type="float">
            <text:p>0,5533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92576" calcext:value-type="float">
            <text:p>0,092576</text:p>
          </table:table-cell>
          <table:table-cell office:value-type="float" office:value="0.540896" calcext:value-type="float">
            <text:p>0,540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88832" calcext:value-type="float">
            <text:p>0,088832</text:p>
          </table:table-cell>
          <table:table-cell office:value-type="float" office:value="0.535968" calcext:value-type="float">
            <text:p>0,5359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88512" calcext:value-type="float">
            <text:p>0,088512</text:p>
          </table:table-cell>
          <table:table-cell office:value-type="float" office:value="0.564768" calcext:value-type="float">
            <text:p>0,564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85696" calcext:value-type="float">
            <text:p>0,085696</text:p>
          </table:table-cell>
          <table:table-cell office:value-type="float" office:value="0.529152" calcext:value-type="float">
            <text:p>0,529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86752" calcext:value-type="float">
            <text:p>0,086752</text:p>
          </table:table-cell>
          <table:table-cell office:value-type="float" office:value="0.547744" calcext:value-type="float">
            <text:p>0,5477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085792" calcext:value-type="float">
            <text:p>0,085792</text:p>
          </table:table-cell>
          <table:table-cell office:value-type="float" office:value="0.544" calcext:value-type="float">
            <text:p>0,544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_100000" table:style-name="ta13">
        <table:table-column table:style-name="co6" table:number-columns-repeated="1024" table:default-cell-style-name="ce2"/>
        <table:table-row table:style-name="ro1">
          <table:table-cell office:value-type="string" calcext:value-type="string">
            <text:p>Or</text:p>
          </table:table-cell>
          <table:table-cell office:value-type="float" office:value="0.899936" calcext:value-type="float">
            <text:p>0,899936</text:p>
          </table:table-cell>
          <table:table-cell office:value-type="float" office:value="1.4072" calcext:value-type="float">
            <text:p>1,407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7488" calcext:value-type="float">
            <text:p>0,847488</text:p>
          </table:table-cell>
          <table:table-cell office:value-type="float" office:value="1.3999" calcext:value-type="float">
            <text:p>1,399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2464" calcext:value-type="float">
            <text:p>0,842464</text:p>
          </table:table-cell>
          <table:table-cell office:value-type="float" office:value="1.29859" calcext:value-type="float">
            <text:p>1,2985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2304" calcext:value-type="float">
            <text:p>0,842304</text:p>
          </table:table-cell>
          <table:table-cell office:value-type="float" office:value="1.3015" calcext:value-type="float">
            <text:p>1,3015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38432" calcext:value-type="float">
            <text:p>0,838432</text:p>
          </table:table-cell>
          <table:table-cell office:value-type="float" office:value="1.30358" calcext:value-type="float">
            <text:p>1,30358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5392" calcext:value-type="float">
            <text:p>0,85392</text:p>
          </table:table-cell>
          <table:table-cell office:value-type="float" office:value="1.39062" calcext:value-type="float">
            <text:p>1,39062</text:p>
          </table:table-cell>
          <table:table-cell table:number-columns-repeated="2"/>
          <table:table-cell table:formula="of:=SUM([.B1:.B30])/30" office:value-type="float" office:value="0.951611866666667" calcext:value-type="float">
            <text:p>0,9516118667</text:p>
          </table:table-cell>
          <table:table-cell table:formula="of:=SUM([.C1:.C30])/30" office:value-type="float" office:value="1.414315" calcext:value-type="float">
            <text:p>1,414315</text:p>
          </table:table-cell>
          <table:table-cell table:formula="of:=[.F6]/[.G6]" office:value-type="float" office:value="0.672842942814484" calcext:value-type="float">
            <text:p>0,6728429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38784" calcext:value-type="float">
            <text:p>0,838784</text:p>
          </table:table-cell>
          <table:table-cell office:value-type="float" office:value="1.36806" calcext:value-type="float">
            <text:p>1,36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6224" calcext:value-type="float">
            <text:p>0,86224</text:p>
          </table:table-cell>
          <table:table-cell office:value-type="float" office:value="1.39149" calcext:value-type="float">
            <text:p>1,391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52" calcext:value-type="float">
            <text:p>0,852</text:p>
          </table:table-cell>
          <table:table-cell office:value-type="float" office:value="1.38019" calcext:value-type="float">
            <text:p>1,38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3936" calcext:value-type="float">
            <text:p>0,83936</text:p>
          </table:table-cell>
          <table:table-cell office:value-type="float" office:value="1.35997" calcext:value-type="float">
            <text:p>1,35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24" calcext:value-type="float">
            <text:p>0,8424</text:p>
          </table:table-cell>
          <table:table-cell office:value-type="float" office:value="1.35482" calcext:value-type="float">
            <text:p>1,354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7424" calcext:value-type="float">
            <text:p>0,847424</text:p>
          </table:table-cell>
          <table:table-cell office:value-type="float" office:value="1.38858" calcext:value-type="float">
            <text:p>1,38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54016" calcext:value-type="float">
            <text:p>0,854016</text:p>
          </table:table-cell>
          <table:table-cell office:value-type="float" office:value="1.36765" calcext:value-type="float">
            <text:p>1,367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8768" calcext:value-type="float">
            <text:p>0,848768</text:p>
          </table:table-cell>
          <table:table-cell office:value-type="float" office:value="1.35037" calcext:value-type="float">
            <text:p>1,35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39424" calcext:value-type="float">
            <text:p>0,839424</text:p>
          </table:table-cell>
          <table:table-cell office:value-type="float" office:value="1.39421" calcext:value-type="float">
            <text:p>1,394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504" calcext:value-type="float">
            <text:p>0,8504</text:p>
          </table:table-cell>
          <table:table-cell office:value-type="float" office:value="1.39466" calcext:value-type="float">
            <text:p>1,394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8928" calcext:value-type="float">
            <text:p>0,848928</text:p>
          </table:table-cell>
          <table:table-cell office:value-type="float" office:value="1.36771" calcext:value-type="float">
            <text:p>1,36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0704" calcext:value-type="float">
            <text:p>0,840704</text:p>
          </table:table-cell>
          <table:table-cell office:value-type="float" office:value="1.36464" calcext:value-type="float">
            <text:p>1,364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56384" calcext:value-type="float">
            <text:p>0,856384</text:p>
          </table:table-cell>
          <table:table-cell office:value-type="float" office:value="1.3897" calcext:value-type="float">
            <text:p>1,3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56608" calcext:value-type="float">
            <text:p>0,856608</text:p>
          </table:table-cell>
          <table:table-cell office:value-type="float" office:value="1.39238" calcext:value-type="float">
            <text:p>1,392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842688" calcext:value-type="float">
            <text:p>0,842688</text:p>
          </table:table-cell>
          <table:table-cell office:value-type="float" office:value="1.35386" calcext:value-type="float">
            <text:p>1,35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.99472" calcext:value-type="float">
            <text:p>1,99472</text:p>
          </table:table-cell>
          <table:table-cell office:value-type="float" office:value="2.35056" calcext:value-type="float">
            <text:p>2,35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.64317" calcext:value-type="float">
            <text:p>1,64317</text:p>
          </table:table-cell>
          <table:table-cell office:value-type="float" office:value="1.7551" calcext:value-type="float">
            <text:p>1,7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.32554" calcext:value-type="float">
            <text:p>1,32554</text:p>
          </table:table-cell>
          <table:table-cell office:value-type="float" office:value="1.65277" calcext:value-type="float">
            <text:p>1,652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.22922" calcext:value-type="float">
            <text:p>1,22922</text:p>
          </table:table-cell>
          <table:table-cell office:value-type="float" office:value="1.53731" calcext:value-type="float">
            <text:p>1,537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.10966" calcext:value-type="float">
            <text:p>1,10966</text:p>
          </table:table-cell>
          <table:table-cell office:value-type="float" office:value="1.47174" calcext:value-type="float">
            <text:p>1,471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.02291" calcext:value-type="float">
            <text:p>1,02291</text:p>
          </table:table-cell>
          <table:table-cell office:value-type="float" office:value="1.41702" calcext:value-type="float">
            <text:p>1,417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973376" calcext:value-type="float">
            <text:p>0,973376</text:p>
          </table:table-cell>
          <table:table-cell office:value-type="float" office:value="1.43574" calcext:value-type="float">
            <text:p>1,435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7264" calcext:value-type="float">
            <text:p>0,7264</text:p>
          </table:table-cell>
          <table:table-cell office:value-type="float" office:value="1.05334" calcext:value-type="float">
            <text:p>1,053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678688" calcext:value-type="float">
            <text:p>0,678688</text:p>
          </table:table-cell>
          <table:table-cell office:value-type="float" office:value="1.03619" calcext:value-type="float">
            <text:p>1,03619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2_100000" table:style-name="ta14">
        <table:table-column table:style-name="co6" table:number-columns-repeated="1024" table:default-cell-style-name="ce2"/>
        <table:table-row table:style-name="ro1">
          <table:table-cell office:value-type="string" calcext:value-type="string">
            <text:p>Or2</text:p>
          </table:table-cell>
          <table:table-cell office:value-type="float" office:value="0.965664" calcext:value-type="float">
            <text:p>0,965664</text:p>
          </table:table-cell>
          <table:table-cell office:value-type="float" office:value="1.40541" calcext:value-type="float">
            <text:p>1,4054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8944" calcext:value-type="float">
            <text:p>0,918944</text:p>
          </table:table-cell>
          <table:table-cell office:value-type="float" office:value="1.40419" calcext:value-type="float">
            <text:p>1,4041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4656" calcext:value-type="float">
            <text:p>0,914656</text:p>
          </table:table-cell>
          <table:table-cell office:value-type="float" office:value="1.31949" calcext:value-type="float">
            <text:p>1,3194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3056" calcext:value-type="float">
            <text:p>0,913056</text:p>
          </table:table-cell>
          <table:table-cell office:value-type="float" office:value="1.31482" calcext:value-type="float">
            <text:p>1,3148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20416" calcext:value-type="float">
            <text:p>0,920416</text:p>
          </table:table-cell>
          <table:table-cell office:value-type="float" office:value="1.31862" calcext:value-type="float">
            <text:p>1,31862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1.49158" calcext:value-type="float">
            <text:p>1,49158</text:p>
          </table:table-cell>
          <table:table-cell table:number-columns-repeated="2"/>
          <table:table-cell office:value-type="string" calcext:value-type="string">
            <text:p>t.seq</text:p>
          </table:table-cell>
          <table:table-cell office:value-type="string" calcext:value-type="string">
            <text:p>t.cuda</text:p>
          </table:table-cell>
          <table:table-cell office:value-type="string" calcext:value-type="string">
            <text:p>s.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37088" calcext:value-type="float">
            <text:p>0,937088</text:p>
          </table:table-cell>
          <table:table-cell office:value-type="float" office:value="1.37702" calcext:value-type="float">
            <text:p>1,37702</text:p>
          </table:table-cell>
          <table:table-cell table:number-columns-repeated="2"/>
          <table:table-cell table:formula="of:=SUM([.B2:.B31])/30" office:value-type="float" office:value="1.0023742" calcext:value-type="float">
            <text:p>1,0023742</text:p>
          </table:table-cell>
          <table:table-cell table:formula="of:=SUM([.C2:.C31])/30" office:value-type="float" office:value="1.36049966666667" calcext:value-type="float">
            <text:p>1,3604996667</text:p>
          </table:table-cell>
          <table:table-cell table:formula="of:=[.F7]/[.G7]" office:value-type="float" office:value="0.736769162506226" calcext:value-type="float">
            <text:p>0,7367691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29184" calcext:value-type="float">
            <text:p>0,929184</text:p>
          </table:table-cell>
          <table:table-cell office:value-type="float" office:value="1.36224" calcext:value-type="float">
            <text:p>1,362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31648" calcext:value-type="float">
            <text:p>0,931648</text:p>
          </table:table-cell>
          <table:table-cell office:value-type="float" office:value="1.35568" calcext:value-type="float">
            <text:p>1,355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3696" calcext:value-type="float">
            <text:p>0,913696</text:p>
          </table:table-cell>
          <table:table-cell office:value-type="float" office:value="1.35994" calcext:value-type="float">
            <text:p>1,35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3344" calcext:value-type="float">
            <text:p>0,913344</text:p>
          </table:table-cell>
          <table:table-cell office:value-type="float" office:value="1.35942" calcext:value-type="float">
            <text:p>1,359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34784" calcext:value-type="float">
            <text:p>0,934784</text:p>
          </table:table-cell>
          <table:table-cell office:value-type="float" office:value="1.38765" calcext:value-type="float">
            <text:p>1,387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4688" calcext:value-type="float">
            <text:p>0,914688</text:p>
          </table:table-cell>
          <table:table-cell office:value-type="float" office:value="1.35146" calcext:value-type="float">
            <text:p>1,35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4304" calcext:value-type="float">
            <text:p>0,914304</text:p>
          </table:table-cell>
          <table:table-cell office:value-type="float" office:value="1.36528" calcext:value-type="float">
            <text:p>1,365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36416" calcext:value-type="float">
            <text:p>0,936416</text:p>
          </table:table-cell>
          <table:table-cell office:value-type="float" office:value="1.37555" calcext:value-type="float">
            <text:p>1,37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32704" calcext:value-type="float">
            <text:p>0,932704</text:p>
          </table:table-cell>
          <table:table-cell office:value-type="float" office:value="1.38512" calcext:value-type="float">
            <text:p>1,385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5584" calcext:value-type="float">
            <text:p>0,915584</text:p>
          </table:table-cell>
          <table:table-cell office:value-type="float" office:value="1.35299" calcext:value-type="float">
            <text:p>1,35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23168" calcext:value-type="float">
            <text:p>0,923168</text:p>
          </table:table-cell>
          <table:table-cell office:value-type="float" office:value="1.37446" calcext:value-type="float">
            <text:p>1,37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36416" calcext:value-type="float">
            <text:p>0,936416</text:p>
          </table:table-cell>
          <table:table-cell office:value-type="float" office:value="1.3663" calcext:value-type="float">
            <text:p>1,3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27936" calcext:value-type="float">
            <text:p>0,927936</text:p>
          </table:table-cell>
          <table:table-cell office:value-type="float" office:value="1.36819" calcext:value-type="float">
            <text:p>1,36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917696" calcext:value-type="float">
            <text:p>0,917696</text:p>
          </table:table-cell>
          <table:table-cell office:value-type="float" office:value="1.3489" calcext:value-type="float">
            <text:p>1,34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2.20579" calcext:value-type="float">
            <text:p>2,20579</text:p>
          </table:table-cell>
          <table:table-cell office:value-type="float" office:value="2.28682" calcext:value-type="float">
            <text:p>2,286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1.71632" calcext:value-type="float">
            <text:p>1,71632</text:p>
          </table:table-cell>
          <table:table-cell office:value-type="float" office:value="1.74422" calcext:value-type="float">
            <text:p>1,744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1.45734" calcext:value-type="float">
            <text:p>1,45734</text:p>
          </table:table-cell>
          <table:table-cell office:value-type="float" office:value="1.60637" calcext:value-type="float">
            <text:p>1,606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1.30509" calcext:value-type="float">
            <text:p>1,30509</text:p>
          </table:table-cell>
          <table:table-cell office:value-type="float" office:value="1.50608" calcext:value-type="float">
            <text:p>1,50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1.20742" calcext:value-type="float">
            <text:p>1,20742</text:p>
          </table:table-cell>
          <table:table-cell office:value-type="float" office:value="1.44102" calcext:value-type="float">
            <text:p>1,44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1.13853" calcext:value-type="float">
            <text:p>1,13853</text:p>
          </table:table-cell>
          <table:table-cell office:value-type="float" office:value="1.43638" calcext:value-type="float">
            <text:p>1,436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1.0168" calcext:value-type="float">
            <text:p>1,0168</text:p>
          </table:table-cell>
          <table:table-cell office:value-type="float" office:value="1.41072" calcext:value-type="float">
            <text:p>1,41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783296" calcext:value-type="float">
            <text:p>0,783296</text:p>
          </table:table-cell>
          <table:table-cell office:value-type="float" office:value="1.02576" calcext:value-type="float">
            <text:p>1,025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2</text:p>
          </table:table-cell>
          <table:table-cell office:value-type="float" office:value="0.758592" calcext:value-type="float">
            <text:p>0,758592</text:p>
          </table:table-cell>
          <table:table-cell office:value-type="float" office:value="1.01872" calcext:value-type="float">
            <text:p>1,01872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" table:style-name="ta15">
        <office:forms form:automatic-focus="false" form:apply-design-mode="false"/>
        <table:table-column table:style-name="co6" table:number-columns-repeated="1024" table:default-cell-style-name="ce2"/>
        <table:table-row table:style-name="ro1">
          <table:table-cell table:style-name="Default"/>
          <table:table-cell office:value-type="string" calcext:value-type="string">
            <text:p>NOT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OR</text:p>
            <draw:frame table:end-cell-address="Grafico.L21" table:end-x="18.11mm" table:end-y="0.42mm" draw:z-index="0" draw:style-name="gr1" draw:text-style-name="P1" svg:width="157.53mm" svg:height="89.98mm" svg:x="16.17mm" svg:y="0.7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2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2" calcext:value-type="float">
            <text:p>0,032</text:p>
          </table:table-cell>
          <table:table-cell office:value-type="float" office:value="0.672" calcext:value-type="float">
            <text:p>0,672</text:p>
          </table:table-cell>
          <table:table-cell office:value-type="float" office:value="1.43" calcext:value-type="float">
            <text:p>1,43</text:p>
          </table:table-cell>
          <table:table-cell office:value-type="float" office:value="0.2356" calcext:value-type="float">
            <text:p>0,2356</text:p>
          </table:table-cell>
          <table:table-cell office:value-type="float" office:value="0.2305" calcext:value-type="float">
            <text:p>0,2305</text:p>
          </table:table-cell>
          <table:table-cell office:value-type="float" office:value="0.2395" calcext:value-type="float">
            <text:p>0,2395</text:p>
          </table:table-cell>
          <table:table-cell office:value-type="float" office:value="0.2233" calcext:value-type="float">
            <text:p>0,2233</text:p>
          </table:table-cell>
          <table:table-cell table:number-columns-repeated="1016"/>
        </table:table-row>
        <table:table-row table:style-name="ro1" table:number-rows-repeated="8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NOT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2</text:p>
          </table:table-cell>
          <table:table-cell table:number-columns-repeated="101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8135" calcext:value-type="float">
            <text:p>0,8135</text:p>
          </table:table-cell>
          <table:table-cell office:value-type="float" office:value="1.469" calcext:value-type="float">
            <text:p>1,469</text:p>
          </table:table-cell>
          <table:table-cell office:value-type="float" office:value="3.35" calcext:value-type="float">
            <text:p>3,35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7249" calcext:value-type="float">
            <text:p>0,7249</text:p>
          </table:table-cell>
          <table:table-cell office:value-type="float" office:value="0.6531" calcext:value-type="float">
            <text:p>0,653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00:38:52.516703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OT2" style:display-name="PageStyle_NO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OT3" style:display-name="PageStyle_NO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OT2_5f_100000" style:display-name="PageStyle_NOT2_100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OT_5f_100000" style:display-name="PageStyle_NOT_100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OT" style:display-name="PageStyle_NO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ND2" style:display-name="PageStyle_AND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ND_5f_100000" style:display-name="PageStyle_AND_100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OT3_5f_100000" style:display-name="PageStyle_NOT3_100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ND" style:display-name="PageStyle_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OR" style:display-name="PageStyle_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Grafico" style:display-name="PageStyle_Grafi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ND2_5f_10000" style:display-name="PageStyle_AND2_10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OR_5f_100000" style:display-name="PageStyle_OR_100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OR2" style:display-name="PageStyle_OR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OR2_5f_100000" style:display-name="PageStyle_OR2_100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23:40:09</meta:creation-date>
    <dc:language>pt-BR</dc:language>
    <dc:date>2015-12-16T00:39:05.729194290</dc:date>
    <meta:editing-cycles>13</meta:editing-cycles>
    <meta:editing-duration>PT2H44M13S</meta:editing-duration>
    <meta:generator>LibreOffice/5.0.2.2$Linux_X86_64 LibreOffice_project/00m0$Build-2</meta:generator>
    <meta:document-statistic meta:table-count="15" meta:cell-count="1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5.752cm" svg:height="8.999cm" xlink:href="." xlink:type="simple" chart:class="chart:bar" chart:style-name="ch1">
        <chart:legend chart:legend-position="bottom" svg:x="0cm" svg:y="-0.185cm" style:legend-expansion="wide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1"/>
          </chart:axis>
          <chart:axis chart:dimension="y" chart:name="prim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